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33ec96" officeooo:paragraph-rsid="0033ec96" style:font-weight-asian="bold" style:font-weight-complex="bold"/>
    </style:style>
    <style:style style:name="P2" style:family="paragraph" style:parent-style-name="Standard">
      <style:paragraph-properties fo:text-align="start" style:justify-single-word="false"/>
      <style:text-properties fo:font-weight="bold" officeooo:rsid="0029b568" officeooo:paragraph-rsid="005fb5f3" style:font-weight-asian="bold" style:font-weight-complex="bold"/>
    </style:style>
    <style:style style:name="P3" style:family="paragraph" style:parent-style-name="Standard">
      <style:paragraph-properties fo:text-align="start" style:justify-single-word="false"/>
      <style:text-properties fo:font-weight="bold" officeooo:rsid="00405e68" officeooo:paragraph-rsid="006a02a2" style:font-weight-asian="bold" style:font-weight-complex="bold"/>
    </style:style>
    <style:style style:name="P4" style:family="paragraph" style:parent-style-name="Standard">
      <style:paragraph-properties fo:text-align="center" style:justify-single-word="false"/>
      <style:text-properties fo:font-size="16pt" fo:font-weight="bold" officeooo:rsid="000e8ece" officeooo:paragraph-rsid="000e8ece"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officeooo:rsid="000e8ece" officeooo:paragraph-rsid="000e8ece"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b77c" officeooo:paragraph-rsid="0011b77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718d1" officeooo:paragraph-rsid="00196bf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a89ab" officeooo:paragraph-rsid="001a89a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40bf54" officeooo:paragraph-rsid="0040bf54"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4420b6" officeooo:paragraph-rsid="004420b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453fb6" officeooo:paragraph-rsid="00453fb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46abf6" officeooo:paragraph-rsid="0046abf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9e4b9" officeooo:paragraph-rsid="0049e4b9"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ad3dd" officeooo:paragraph-rsid="004ad3d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fe1df" officeooo:paragraph-rsid="004fe1d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52be27" officeooo:paragraph-rsid="0052be2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5dc954" officeooo:paragraph-rsid="005dc95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555695" officeooo:paragraph-rsid="00555695"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officeooo:rsid="004420b6" officeooo:paragraph-rsid="004420b6"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4ad3dd" officeooo:paragraph-rsid="004ad3dd"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11400c" officeooo:paragraph-rsid="0011400c"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011400c" officeooo:paragraph-rsid="000e8ece"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0196bfe" officeooo:paragraph-rsid="00196bfe" style:font-size-asian="12pt" style:font-weight-asian="bold" style:font-size-complex="12pt" style:font-weight-complex="bold"/>
    </style:style>
    <style:style style:name="P24" style:family="paragraph" style:parent-style-name="Standard">
      <style:paragraph-properties fo:text-align="start" style:justify-single-word="false"/>
      <style:text-properties officeooo:paragraph-rsid="001c493a"/>
    </style:style>
    <style:style style:name="P25" style:family="paragraph" style:parent-style-name="Standard">
      <style:paragraph-properties fo:text-align="start" style:justify-single-word="false"/>
      <style:text-properties officeooo:paragraph-rsid="001cf252"/>
    </style:style>
    <style:style style:name="P26" style:family="paragraph" style:parent-style-name="Standard">
      <style:paragraph-properties fo:text-align="start" style:justify-single-word="false"/>
      <style:text-properties officeooo:paragraph-rsid="002fe28a"/>
    </style:style>
    <style:style style:name="P27" style:family="paragraph" style:parent-style-name="Standard">
      <style:paragraph-properties fo:text-align="start" style:justify-single-word="false"/>
      <style:text-properties officeooo:paragraph-rsid="004fe1df"/>
    </style:style>
    <style:style style:name="P28" style:family="paragraph" style:parent-style-name="Standard">
      <style:paragraph-properties fo:text-align="start" style:justify-single-word="false"/>
      <style:text-properties officeooo:paragraph-rsid="00453fb6"/>
    </style:style>
    <style:style style:name="P29" style:family="paragraph" style:parent-style-name="Standard">
      <style:paragraph-properties fo:text-align="start" style:justify-single-word="false"/>
      <style:text-properties officeooo:paragraph-rsid="0052be27"/>
    </style:style>
    <style:style style:name="P30" style:family="paragraph" style:parent-style-name="Standard">
      <style:paragraph-properties fo:text-align="start" style:justify-single-word="false"/>
      <style:text-properties officeooo:paragraph-rsid="00533217"/>
    </style:style>
    <style:style style:name="P31" style:family="paragraph" style:parent-style-name="Standard">
      <style:paragraph-properties fo:text-align="start" style:justify-single-word="false"/>
      <style:text-properties officeooo:paragraph-rsid="0054139c"/>
    </style:style>
    <style:style style:name="P32" style:family="paragraph" style:parent-style-name="Standard">
      <style:paragraph-properties fo:text-align="start" style:justify-single-word="false"/>
      <style:text-properties officeooo:paragraph-rsid="00555695"/>
    </style:style>
    <style:style style:name="P33" style:family="paragraph" style:parent-style-name="Standard">
      <style:paragraph-properties fo:text-align="start" style:justify-single-word="false"/>
      <style:text-properties officeooo:paragraph-rsid="00587d20"/>
    </style:style>
    <style:style style:name="P34" style:family="paragraph" style:parent-style-name="Standard">
      <style:paragraph-properties fo:text-align="start" style:justify-single-word="false"/>
      <style:text-properties officeooo:paragraph-rsid="006000c0"/>
    </style:style>
    <style:style style:name="P35" style:family="paragraph" style:parent-style-name="Standard">
      <style:paragraph-properties fo:text-align="start" style:justify-single-word="false"/>
      <style:text-properties officeooo:paragraph-rsid="006421be"/>
    </style:style>
    <style:style style:name="P36" style:family="paragraph" style:parent-style-name="Standard">
      <style:paragraph-properties fo:text-align="start" style:justify-single-word="false"/>
      <style:text-properties fo:font-weight="normal" officeooo:rsid="0033ec96" officeooo:paragraph-rsid="0033ec96" style:font-weight-asian="normal" style:font-weight-complex="normal"/>
    </style:style>
    <style:style style:name="P37" style:family="paragraph" style:parent-style-name="Standard">
      <style:paragraph-properties fo:text-align="start" style:justify-single-word="false"/>
      <style:text-properties fo:font-weight="normal" officeooo:rsid="0034da74" officeooo:paragraph-rsid="0035871c" style:font-weight-asian="normal" style:font-weight-complex="normal"/>
    </style:style>
    <style:style style:name="P38" style:family="paragraph" style:parent-style-name="Standard">
      <style:paragraph-properties fo:text-align="start" style:justify-single-word="false"/>
      <style:text-properties fo:font-weight="normal" officeooo:rsid="003750a4" officeooo:paragraph-rsid="003750a4" style:font-weight-asian="normal" style:font-weight-complex="normal"/>
    </style:style>
    <style:style style:name="P39" style:family="paragraph" style:parent-style-name="Standard">
      <style:paragraph-properties fo:text-align="start" style:justify-single-word="false"/>
      <style:text-properties fo:font-weight="normal" officeooo:rsid="003dfc79" officeooo:paragraph-rsid="003dfc79" style:font-weight-asian="normal" style:font-weight-complex="normal"/>
    </style:style>
    <style:style style:name="P40" style:family="paragraph" style:parent-style-name="Standard">
      <style:paragraph-properties fo:text-align="start" style:justify-single-word="false"/>
      <style:text-properties fo:font-weight="normal" officeooo:rsid="0039b844" officeooo:paragraph-rsid="0039b844" style:font-weight-asian="normal" style:font-weight-complex="normal"/>
    </style:style>
    <style:style style:name="P41" style:family="paragraph" style:parent-style-name="Standard">
      <style:paragraph-properties fo:text-align="start" style:justify-single-word="false"/>
      <style:text-properties fo:font-weight="normal" officeooo:rsid="006b8c2e" officeooo:paragraph-rsid="006b8c2e" style:font-weight-asian="normal" style:font-weight-complex="normal"/>
    </style:style>
    <style:style style:name="P42" style:family="paragraph" style:parent-style-name="Standard">
      <style:paragraph-properties fo:text-align="start" style:justify-single-word="false"/>
      <style:text-properties fo:font-weight="normal" officeooo:rsid="00710d1b" officeooo:paragraph-rsid="00710d1b" style:font-weight-asian="normal" style:font-weight-complex="normal"/>
    </style:style>
    <style:style style:name="P43" style:family="paragraph" style:parent-style-name="Standard">
      <style:paragraph-properties fo:text-align="start" style:justify-single-word="false"/>
      <style:text-properties fo:font-weight="normal" officeooo:rsid="00743817" officeooo:paragraph-rsid="00743817" style:font-weight-asian="normal" style:font-weight-complex="normal"/>
    </style:style>
    <style:style style:name="P44" style:family="paragraph" style:parent-style-name="Standard">
      <style:paragraph-properties fo:text-align="start" style:justify-single-word="false"/>
      <style:text-properties fo:font-weight="normal" officeooo:rsid="006000c0" officeooo:paragraph-rsid="006000c0" style:font-weight-asian="normal" style:font-weight-complex="normal"/>
    </style:style>
    <style:style style:name="P45" style:family="paragraph" style:parent-style-name="Standard">
      <style:paragraph-properties fo:text-align="start" style:justify-single-word="false"/>
      <style:text-properties fo:font-weight="normal" officeooo:rsid="00626f89" officeooo:paragraph-rsid="006000c0" style:font-weight-asian="normal" style:font-weight-complex="normal"/>
    </style:style>
    <style:style style:name="P46" style:family="paragraph" style:parent-style-name="Standard">
      <style:paragraph-properties fo:text-align="start" style:justify-single-word="false"/>
      <style:text-properties fo:font-weight="normal" officeooo:rsid="006421be" officeooo:paragraph-rsid="006421be" style:font-weight-asian="normal" style:font-weight-complex="normal"/>
    </style:style>
    <style:style style:name="P47" style:family="paragraph" style:parent-style-name="Standard">
      <style:paragraph-properties fo:text-align="start" style:justify-single-word="false"/>
      <style:text-properties fo:font-weight="normal" officeooo:rsid="00686d06" officeooo:paragraph-rsid="00686d06" style:font-weight-asian="normal" style:font-weight-complex="normal"/>
    </style:style>
    <style:style style:name="P48" style:family="paragraph" style:parent-style-name="Standard">
      <style:paragraph-properties fo:text-align="start" style:justify-single-word="false"/>
      <style:text-properties officeooo:rsid="001cf252" officeooo:paragraph-rsid="001cf252"/>
    </style:style>
    <style:style style:name="P49" style:family="paragraph" style:parent-style-name="Standard">
      <style:paragraph-properties fo:text-align="start" style:justify-single-word="false"/>
      <style:text-properties officeooo:rsid="00215a92" officeooo:paragraph-rsid="00215a92"/>
    </style:style>
    <style:style style:name="P50" style:family="paragraph" style:parent-style-name="Standard">
      <style:paragraph-properties fo:text-align="start" style:justify-single-word="false"/>
      <style:text-properties officeooo:rsid="00215a92" officeooo:paragraph-rsid="002ff76b"/>
    </style:style>
    <style:style style:name="P51" style:family="paragraph" style:parent-style-name="Standard">
      <style:paragraph-properties fo:text-align="start" style:justify-single-word="false"/>
      <style:text-properties officeooo:rsid="002ac0e0" officeooo:paragraph-rsid="002fe28a"/>
    </style:style>
    <style:style style:name="P52" style:family="paragraph" style:parent-style-name="Standard">
      <style:paragraph-properties fo:text-align="start" style:justify-single-word="false"/>
      <style:text-properties officeooo:rsid="002e15e5" officeooo:paragraph-rsid="002e15e5"/>
    </style:style>
    <style:style style:name="P53" style:family="paragraph" style:parent-style-name="Standard">
      <style:paragraph-properties fo:text-align="start" style:justify-single-word="false"/>
      <style:text-properties officeooo:rsid="0033ec96" officeooo:paragraph-rsid="0033ec96"/>
    </style:style>
    <style:style style:name="P54" style:family="paragraph" style:parent-style-name="Standard">
      <style:paragraph-properties fo:text-align="start" style:justify-single-word="false"/>
      <style:text-properties officeooo:rsid="0039b844" officeooo:paragraph-rsid="0039b844"/>
    </style:style>
    <style:style style:name="P55" style:family="paragraph" style:parent-style-name="Standard">
      <style:paragraph-properties fo:text-align="start" style:justify-single-word="false"/>
      <style:text-properties officeooo:rsid="0054139c" officeooo:paragraph-rsid="0054139c"/>
    </style:style>
    <style:style style:name="P56" style:family="paragraph" style:parent-style-name="Standard">
      <style:paragraph-properties fo:text-align="start" style:justify-single-word="false"/>
      <style:text-properties officeooo:rsid="00555695" officeooo:paragraph-rsid="00555695"/>
    </style:style>
    <style:style style:name="P57" style:family="paragraph" style:parent-style-name="Standard">
      <style:paragraph-properties fo:text-align="start" style:justify-single-word="false"/>
      <style:text-properties officeooo:rsid="00587d20" officeooo:paragraph-rsid="00587d20"/>
    </style:style>
    <style:style style:name="P58" style:family="paragraph" style:parent-style-name="Standard">
      <style:paragraph-properties fo:text-align="start" style:justify-single-word="false"/>
      <style:text-properties officeooo:rsid="005b43b7" officeooo:paragraph-rsid="005b43b7"/>
    </style:style>
    <style:style style:name="P59" style:family="paragraph" style:parent-style-name="Standard">
      <style:paragraph-properties fo:text-align="start" style:justify-single-word="false"/>
      <style:text-properties officeooo:rsid="005c64c0" officeooo:paragraph-rsid="005c64c0"/>
    </style:style>
    <style:style style:name="P60" style:family="paragraph" style:parent-style-name="Standard">
      <style:paragraph-properties fo:text-align="start" style:justify-single-word="false"/>
      <style:text-properties officeooo:rsid="0052be27" officeooo:paragraph-rsid="00533217"/>
    </style:style>
    <style:style style:name="P61" style:family="paragraph" style:parent-style-name="Standard">
      <style:paragraph-properties fo:text-align="start" style:justify-single-word="false"/>
      <style:text-properties officeooo:rsid="006000c0" officeooo:paragraph-rsid="006000c0"/>
    </style:style>
    <style:style style:name="P62" style:family="paragraph" style:parent-style-name="Standard">
      <style:paragraph-properties fo:text-align="start" style:justify-single-word="false"/>
      <style:text-properties officeooo:rsid="00626f89" officeooo:paragraph-rsid="006421be"/>
    </style:style>
    <style:style style:name="P63" style:family="paragraph" style:parent-style-name="Standard">
      <style:paragraph-properties fo:text-align="start" style:justify-single-word="false"/>
      <style:text-properties style:use-window-font-color="true" loext:opacity="0%" officeooo:rsid="0033ec96" officeooo:paragraph-rsid="0097b5d6" fo:background-color="#ffff00"/>
    </style:style>
    <style:style style:name="P64" style:family="paragraph" style:parent-style-name="Standard">
      <style:paragraph-properties fo:text-align="start" style:justify-single-word="false"/>
      <style:text-properties style:use-window-font-color="true" loext:opacity="0%" fo:font-weight="normal" officeooo:rsid="006000c0" officeooo:paragraph-rsid="006000c0" style:font-weight-asian="normal" style:font-weight-complex="normal"/>
    </style:style>
    <style:style style:name="P65" style:family="paragraph" style:parent-style-name="Text_20_body">
      <style:paragraph-properties fo:text-align="start" style:justify-single-word="false"/>
      <style:text-properties fo:font-weight="normal" officeooo:paragraph-rsid="007e060a" style:font-weight-asian="normal" style:font-weight-complex="normal"/>
    </style:style>
    <style:style style:name="P66" style:family="paragraph" style:parent-style-name="Text_20_body">
      <style:paragraph-properties fo:text-align="start" style:justify-single-word="false"/>
      <style:text-properties fo:font-weight="normal" officeooo:rsid="007c1e20" officeooo:paragraph-rsid="007c1e20" style:font-weight-asian="normal" style:font-weight-complex="normal"/>
    </style:style>
    <style:style style:name="P67" style:family="paragraph" style:parent-style-name="Text_20_body">
      <style:paragraph-properties fo:text-align="start" style:justify-single-word="false"/>
      <style:text-properties fo:font-weight="normal" officeooo:rsid="007c1e20" officeooo:paragraph-rsid="007e060a" style:font-weight-asian="normal" style:font-weight-complex="normal"/>
    </style:style>
    <style:style style:name="P68" style:family="paragraph" style:parent-style-name="Text_20_body">
      <style:paragraph-properties fo:text-align="start" style:justify-single-word="false"/>
      <style:text-properties fo:font-weight="normal" officeooo:rsid="0087bcd7" officeooo:paragraph-rsid="0087bcd7" style:font-weight-asian="normal" style:font-weight-complex="normal"/>
    </style:style>
    <style:style style:name="P69" style:family="paragraph" style:parent-style-name="Text_20_body">
      <style:paragraph-properties fo:text-align="start" style:justify-single-word="false"/>
      <style:text-properties fo:font-weight="normal" officeooo:rsid="00899165" officeooo:paragraph-rsid="00899165" style:font-weight-asian="normal" style:font-weight-complex="normal"/>
    </style:style>
    <style:style style:name="P70" style:family="paragraph" style:parent-style-name="Text_20_body">
      <style:paragraph-properties fo:text-align="start" style:justify-single-word="false"/>
      <style:text-properties fo:font-weight="normal" officeooo:rsid="008ff841" officeooo:paragraph-rsid="008ff841" style:font-weight-asian="normal" style:font-weight-complex="normal"/>
    </style:style>
    <style:style style:name="P71"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94b1f5" officeooo:paragraph-rsid="0094b1f5" style:font-weight-asian="normal" style:font-weight-complex="normal"/>
    </style:style>
    <style:style style:name="P72"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9988a2" officeooo:paragraph-rsid="009988a2" style:font-weight-asian="normal" style:font-weight-complex="normal"/>
    </style:style>
    <style:style style:name="P73"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9c205e" officeooo:paragraph-rsid="009c205e" style:font-weight-asian="normal" style:font-weight-complex="normal"/>
    </style:style>
    <style:style style:name="P74"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9e0260" officeooo:paragraph-rsid="009e0260" style:font-weight-asian="normal" style:font-weight-complex="normal"/>
    </style:style>
    <style:style style:name="P75"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a487f3" officeooo:paragraph-rsid="00a487f3" style:font-weight-asian="normal" style:font-weight-complex="normal"/>
    </style:style>
    <style:style style:name="P76"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a6d403" officeooo:paragraph-rsid="00a6d403" style:font-weight-asian="normal" style:font-weight-complex="normal"/>
    </style:style>
    <style:style style:name="P77"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a6fc9c" officeooo:paragraph-rsid="00a6fc9c" style:font-weight-asian="normal" style:font-weight-complex="normal"/>
    </style:style>
    <style:style style:name="P78"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a8a571" officeooo:paragraph-rsid="00a8a571" style:font-weight-asian="normal" style:font-weight-complex="normal"/>
    </style:style>
    <style:style style:name="P79"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a9b24f" officeooo:paragraph-rsid="00a9b24f" style:font-weight-asian="normal" style:font-weight-complex="normal"/>
    </style:style>
    <style:style style:name="P80"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ab1fc9" officeooo:paragraph-rsid="00ab1fc9" style:font-weight-asian="normal" style:font-weight-complex="normal"/>
    </style:style>
    <style:style style:name="P81"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ae84fd" officeooo:paragraph-rsid="00ae84fd" style:font-weight-asian="normal" style:font-weight-complex="normal"/>
    </style:style>
    <style:style style:name="P82"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b05ea2" officeooo:paragraph-rsid="00b05ea2" style:font-weight-asian="normal" style:font-weight-complex="normal"/>
    </style:style>
    <style:style style:name="P83"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b554e8" officeooo:paragraph-rsid="00b554e8" style:font-weight-asian="normal" style:font-weight-complex="normal"/>
    </style:style>
    <style:style style:name="P84"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b7b49d" officeooo:paragraph-rsid="00b7b49d" style:font-weight-asian="normal" style:font-weight-complex="normal"/>
    </style:style>
    <style:style style:name="P85"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bedcdd" officeooo:paragraph-rsid="00bedcdd" style:font-weight-asian="normal" style:font-weight-complex="normal"/>
    </style:style>
    <style:style style:name="P86" style:family="paragraph" style:parent-style-name="Text_20_body">
      <style:paragraph-properties fo:text-align="start" style:justify-single-word="false"/>
      <style:text-properties fo:font-weight="normal" officeooo:rsid="0084d36f" officeooo:paragraph-rsid="00861022" style:font-weight-asian="normal" style:font-weight-complex="normal"/>
    </style:style>
    <style:style style:name="P87"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969224" officeooo:paragraph-rsid="0094b1f5" style:font-weight-asian="normal" style:font-weight-complex="normal"/>
    </style:style>
    <style:style style:name="P88"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a2bed0" officeooo:paragraph-rsid="00a00f49" style:font-weight-asian="normal" style:font-weight-complex="normal"/>
    </style:style>
    <style:style style:name="P89"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a44cbd" officeooo:paragraph-rsid="00a2bed0" style:font-weight-asian="normal" style:font-weight-complex="normal"/>
    </style:style>
    <style:style style:name="P90"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ab1cc7" officeooo:paragraph-rsid="00ab1cc7" style:font-weight-asian="normal" style:font-weight-complex="normal"/>
    </style:style>
    <style:style style:name="P91" style:family="paragraph" style:parent-style-name="Text_20_body">
      <style:paragraph-properties fo:text-align="start" style:justify-single-word="false">
        <style:tab-stops>
          <style:tab-stop style:position="1.339in"/>
          <style:tab-stop style:position="1.4898in"/>
        </style:tab-stops>
      </style:paragraph-properties>
      <style:text-properties fo:font-weight="normal" officeooo:rsid="00c6bf95" officeooo:paragraph-rsid="00c6bf95" style:font-weight-asian="normal" style:font-weight-complex="normal"/>
    </style:style>
    <style:style style:name="P92" style:family="paragraph" style:parent-style-name="Text_20_body">
      <style:paragraph-properties fo:text-align="start" style:justify-single-word="false"/>
      <style:text-properties officeooo:paragraph-rsid="007bc8e4"/>
    </style:style>
    <style:style style:name="P93" style:family="paragraph" style:parent-style-name="Text_20_body">
      <style:paragraph-properties fo:text-align="start" style:justify-single-word="false"/>
      <style:text-properties officeooo:paragraph-rsid="007e060a"/>
    </style:style>
    <style:style style:name="P94" style:family="paragraph" style:parent-style-name="Text_20_body">
      <style:paragraph-properties fo:text-align="start" style:justify-single-word="false"/>
      <style:text-properties officeooo:paragraph-rsid="007fb169"/>
    </style:style>
    <style:style style:name="P95" style:family="paragraph" style:parent-style-name="Text_20_body">
      <style:paragraph-properties fo:text-align="start" style:justify-single-word="false"/>
      <style:text-properties officeooo:paragraph-rsid="007fd0c6"/>
    </style:style>
    <style:style style:name="P96" style:family="paragraph" style:parent-style-name="Text_20_body">
      <style:paragraph-properties fo:text-align="start" style:justify-single-word="false"/>
      <style:text-properties officeooo:paragraph-rsid="0083b7e8"/>
    </style:style>
    <style:style style:name="P97" style:family="paragraph" style:parent-style-name="Text_20_body">
      <style:paragraph-properties fo:text-align="start" style:justify-single-word="false"/>
      <style:text-properties officeooo:paragraph-rsid="00861022"/>
    </style:style>
    <style:style style:name="P98" style:family="paragraph" style:parent-style-name="Text_20_body">
      <style:paragraph-properties fo:text-align="start" style:justify-single-word="false"/>
      <style:text-properties officeooo:paragraph-rsid="0093188c"/>
    </style:style>
    <style:style style:name="P99" style:family="paragraph" style:parent-style-name="Text_20_body">
      <style:paragraph-properties fo:text-align="start" style:justify-single-word="false">
        <style:tab-stops>
          <style:tab-stop style:position="1.4898in"/>
        </style:tab-stops>
      </style:paragraph-properties>
      <style:text-properties officeooo:paragraph-rsid="0094b1f5"/>
    </style:style>
    <style:style style:name="P100" style:family="paragraph" style:parent-style-name="Text_20_body">
      <style:paragraph-properties fo:text-align="start" style:justify-single-word="false">
        <style:tab-stops>
          <style:tab-stop style:position="1.339in"/>
          <style:tab-stop style:position="1.4898in"/>
        </style:tab-stops>
      </style:paragraph-properties>
      <style:text-properties officeooo:paragraph-rsid="0094b1f5"/>
    </style:style>
    <style:style style:name="P101" style:family="paragraph" style:parent-style-name="Text_20_body">
      <style:paragraph-properties fo:text-align="start" style:justify-single-word="false">
        <style:tab-stops>
          <style:tab-stop style:position="1.339in"/>
          <style:tab-stop style:position="1.4898in"/>
        </style:tab-stops>
      </style:paragraph-properties>
      <style:text-properties officeooo:paragraph-rsid="00c1148d"/>
    </style:style>
    <style:style style:name="P102" style:family="paragraph" style:parent-style-name="Text_20_body">
      <style:paragraph-properties fo:text-align="start" style:justify-single-word="false">
        <style:tab-stops>
          <style:tab-stop style:position="1.339in"/>
          <style:tab-stop style:position="1.4898in"/>
        </style:tab-stops>
      </style:paragraph-properties>
      <style:text-properties officeooo:paragraph-rsid="00c20895"/>
    </style:style>
    <style:style style:name="P103" style:family="paragraph" style:parent-style-name="Text_20_body">
      <style:paragraph-properties fo:text-align="start" style:justify-single-word="false"/>
      <style:text-properties fo:font-weight="bold" officeooo:paragraph-rsid="0083b7e8" style:font-weight-asian="bold" style:font-weight-complex="bold"/>
    </style:style>
    <style:style style:name="P104" style:family="paragraph" style:parent-style-name="Text_20_body">
      <style:paragraph-properties fo:text-align="start" style:justify-single-word="false"/>
      <style:text-properties fo:font-weight="bold" officeooo:paragraph-rsid="00861022" style:font-weight-asian="bold" style:font-weight-complex="bold"/>
    </style:style>
    <style:style style:name="P105" style:family="paragraph" style:parent-style-name="Text_20_body">
      <style:paragraph-properties fo:text-align="start" style:justify-single-word="false"/>
      <style:text-properties fo:font-weight="bold" officeooo:paragraph-rsid="0093188c" style:font-weight-asian="bold" style:font-weight-complex="bold"/>
    </style:style>
    <style:style style:name="P106" style:family="paragraph" style:parent-style-name="Text_20_body">
      <style:paragraph-properties fo:text-align="start" style:justify-single-word="false">
        <style:tab-stops>
          <style:tab-stop style:position="1.4898in"/>
        </style:tab-stops>
      </style:paragraph-properties>
      <style:text-properties fo:font-weight="bold" officeooo:paragraph-rsid="0094b1f5" style:font-weight-asian="bold" style:font-weight-complex="bold"/>
    </style:style>
    <style:style style:name="P107" style:family="paragraph" style:parent-style-name="Text_20_body">
      <style:paragraph-properties fo:text-align="start" style:justify-single-word="false">
        <style:tab-stops>
          <style:tab-stop style:position="1.339in"/>
          <style:tab-stop style:position="1.4898in"/>
        </style:tab-stops>
      </style:paragraph-properties>
      <style:text-properties fo:font-weight="bold" officeooo:rsid="00986185" officeooo:paragraph-rsid="00986185" style:font-weight-asian="bold" style:font-weight-complex="bold"/>
    </style:style>
    <style:style style:name="P108" style:family="paragraph" style:parent-style-name="Text_20_body">
      <style:paragraph-properties fo:text-align="start" style:justify-single-word="false"/>
      <style:text-properties fo:font-weight="bold" officeooo:rsid="00743817" officeooo:paragraph-rsid="007bc8e4" style:font-weight-asian="bold" style:font-weight-complex="bold"/>
    </style:style>
    <style:style style:name="P109" style:family="paragraph" style:parent-style-name="Text_20_body">
      <style:paragraph-properties fo:text-align="start" style:justify-single-word="false">
        <style:tab-stops>
          <style:tab-stop style:position="1.4898in"/>
        </style:tab-stops>
      </style:paragraph-properties>
      <style:text-properties fo:font-weight="bold" officeooo:rsid="0093188c" officeooo:paragraph-rsid="0094b1f5" style:font-weight-asian="bold" style:font-weight-complex="bold"/>
    </style:style>
    <style:style style:name="P110" style:family="paragraph" style:parent-style-name="Text_20_body">
      <style:paragraph-properties fo:text-align="start" style:justify-single-word="false">
        <style:tab-stops>
          <style:tab-stop style:position="1.339in"/>
          <style:tab-stop style:position="1.4898in"/>
        </style:tab-stops>
      </style:paragraph-properties>
      <style:text-properties fo:font-weight="bold" officeooo:rsid="0094b1f5" officeooo:paragraph-rsid="0094b1f5" style:font-weight-asian="bold" style:font-weight-complex="bold"/>
    </style:style>
    <style:style style:name="P111" style:family="paragraph" style:parent-style-name="Text_20_body">
      <style:paragraph-properties fo:text-align="start" style:justify-single-word="false"/>
      <style:text-properties officeooo:rsid="007e060a" officeooo:paragraph-rsid="007e060a"/>
    </style:style>
    <style:style style:name="P112" style:family="paragraph" style:parent-style-name="Text_20_body">
      <style:paragraph-properties fo:text-align="start" style:justify-single-word="false"/>
      <style:text-properties officeooo:rsid="007fd0c6" officeooo:paragraph-rsid="007fd0c6"/>
    </style:style>
    <style:style style:name="P113" style:family="paragraph" style:parent-style-name="Text_20_body">
      <style:text-properties officeooo:rsid="007fd0c6" officeooo:paragraph-rsid="007fd0c6"/>
    </style:style>
    <style:style style:name="P114" style:family="paragraph" style:parent-style-name="Text_20_body">
      <style:text-properties officeooo:paragraph-rsid="007fd0c6"/>
    </style:style>
    <style:style style:name="P115" style:family="paragraph" style:parent-style-name="Text_20_body">
      <style:paragraph-properties fo:text-align="start" style:justify-single-word="false"/>
      <style:text-properties officeooo:rsid="00861022" officeooo:paragraph-rsid="00861022"/>
    </style:style>
    <style:style style:name="P116" style:family="paragraph" style:parent-style-name="Text_20_body">
      <style:text-properties style:use-window-font-color="true" loext:opacity="0%" fo:background-color="#ffff00"/>
    </style:style>
    <style:style style:name="P117" style:family="paragraph" style:parent-style-name="Text_20_body">
      <style:paragraph-properties fo:text-align="start" style:justify-single-word="false">
        <style:tab-stops>
          <style:tab-stop style:position="1.339in"/>
          <style:tab-stop style:position="1.4898in"/>
        </style:tab-stops>
      </style:paragraph-properties>
      <style:text-properties style:use-window-font-color="true" loext:opacity="0%" style:text-underline-style="none" officeooo:rsid="00d06207" officeooo:paragraph-rsid="00d06207"/>
    </style:style>
    <style:style style:name="P118" style:family="paragraph" style:parent-style-name="Text_20_body">
      <style:paragraph-properties fo:text-align="start" style:justify-single-word="false">
        <style:tab-stops>
          <style:tab-stop style:position="1.339in"/>
          <style:tab-stop style:position="1.4898in"/>
        </style:tab-stops>
      </style:paragraph-properties>
      <style:text-properties style:use-window-font-color="true" loext:opacity="0%" style:text-underline-style="none" officeooo:rsid="00d52b1b" officeooo:paragraph-rsid="00d52b1b"/>
    </style:style>
    <style:style style:name="P119" style:family="paragraph" style:parent-style-name="Text_20_body">
      <style:paragraph-properties fo:text-align="start" style:justify-single-word="false">
        <style:tab-stops>
          <style:tab-stop style:position="1.339in"/>
          <style:tab-stop style:position="1.4898in"/>
        </style:tab-stops>
      </style:paragraph-properties>
      <style:text-properties style:use-window-font-color="true" loext:opacity="0%" style:text-underline-style="none" officeooo:rsid="00d8e262" officeooo:paragraph-rsid="00d8e262"/>
    </style:style>
    <style:style style:name="P120" style:family="paragraph" style:parent-style-name="Text_20_body">
      <style:paragraph-properties fo:text-align="start" style:justify-single-word="false">
        <style:tab-stops>
          <style:tab-stop style:position="1.339in"/>
          <style:tab-stop style:position="1.4898in"/>
        </style:tab-stops>
      </style:paragraph-properties>
      <style:text-properties style:use-window-font-color="true" loext:opacity="0%" style:text-underline-style="none" fo:font-weight="bold" officeooo:rsid="00d8e262" officeooo:paragraph-rsid="00d8e262" style:font-weight-asian="bold" style:font-weight-complex="bold"/>
    </style:style>
    <style:style style:name="P121" style:family="paragraph" style:parent-style-name="Text_20_body">
      <style:paragraph-properties fo:text-align="start" style:justify-single-word="false">
        <style:tab-stops>
          <style:tab-stop style:position="1.339in"/>
          <style:tab-stop style:position="1.4898in"/>
        </style:tab-stops>
      </style:paragraph-properties>
      <style:text-properties style:use-window-font-color="true" loext:opacity="0%" style:text-underline-style="none" fo:font-weight="normal" officeooo:rsid="00d8e262" officeooo:paragraph-rsid="00d8e262" style:font-weight-asian="normal" style:font-weight-complex="normal"/>
    </style:style>
    <style:style style:name="P122" style:family="paragraph" style:parent-style-name="Text_20_body">
      <style:paragraph-properties fo:text-align="start" style:justify-single-word="false">
        <style:tab-stops>
          <style:tab-stop style:position="1.339in"/>
          <style:tab-stop style:position="1.4898in"/>
        </style:tab-stops>
      </style:paragraph-properties>
      <style:text-properties style:use-window-font-color="true" loext:opacity="0%" style:text-underline-style="none" fo:font-weight="normal" officeooo:rsid="00db3215" officeooo:paragraph-rsid="00db3215" style:font-weight-asian="normal" style:font-weight-complex="normal"/>
    </style:style>
    <style:style style:name="P123" style:family="paragraph" style:parent-style-name="Text_20_body">
      <style:paragraph-properties fo:text-align="start" style:justify-single-word="false">
        <style:tab-stops>
          <style:tab-stop style:position="1.339in"/>
          <style:tab-stop style:position="1.4898in"/>
        </style:tab-stops>
      </style:paragraph-properties>
      <style:text-properties style:use-window-font-color="true" loext:opacity="0%" style:text-underline-style="solid" style:text-underline-width="auto" style:text-underline-color="font-color" officeooo:rsid="00d06207" officeooo:paragraph-rsid="00d06207"/>
    </style:style>
    <style:style style:name="P124" style:family="paragraph" style:parent-style-name="Text_20_body">
      <style:paragraph-properties fo:text-align="start" style:justify-single-word="false">
        <style:tab-stops>
          <style:tab-stop style:position="1.339in"/>
          <style:tab-stop style:position="1.4898in"/>
        </style:tab-stops>
      </style:paragraph-properties>
      <style:text-properties style:use-window-font-color="true" loext:opacity="0%" style:text-underline-style="solid" style:text-underline-width="auto" style:text-underline-color="font-color" officeooo:rsid="00d74c89" officeooo:paragraph-rsid="00d74c89"/>
    </style:style>
    <style:style style:name="P125" style:family="paragraph" style:parent-style-name="Text_20_body">
      <style:paragraph-properties fo:text-align="start" style:justify-single-word="false">
        <style:tab-stops>
          <style:tab-stop style:position="1.339in"/>
          <style:tab-stop style:position="1.4898in"/>
        </style:tab-stops>
      </style:paragraph-properties>
      <style:text-properties officeooo:rsid="00a00f49" officeooo:paragraph-rsid="00a00f49"/>
    </style:style>
    <style:style style:name="P126" style:family="paragraph" style:parent-style-name="Text_20_body">
      <style:paragraph-properties fo:text-align="start" style:justify-single-word="false">
        <style:tab-stops>
          <style:tab-stop style:position="1.339in"/>
          <style:tab-stop style:position="1.4898in"/>
        </style:tab-stops>
      </style:paragraph-properties>
      <style:text-properties officeooo:rsid="00a2bed0" officeooo:paragraph-rsid="00a75fcd"/>
    </style:style>
    <style:style style:name="P127"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solid" style:text-underline-width="auto" style:text-underline-color="font-color" officeooo:rsid="00a44cbd" officeooo:paragraph-rsid="00a44cbd"/>
    </style:style>
    <style:style style:name="P128"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solid" style:text-underline-width="auto" style:text-underline-color="font-color" fo:font-weight="normal" officeooo:rsid="00a487f3" officeooo:paragraph-rsid="00a487f3" style:font-weight-asian="normal" style:font-weight-complex="normal"/>
    </style:style>
    <style:style style:name="P129"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solid" style:text-underline-width="auto" style:text-underline-color="font-color" fo:font-weight="normal" officeooo:rsid="00ae84fd" officeooo:paragraph-rsid="00ae84fd" style:font-weight-asian="normal" style:font-weight-complex="normal"/>
    </style:style>
    <style:style style:name="P130"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solid" style:text-underline-width="auto" style:text-underline-color="font-color" fo:font-weight="normal" officeooo:rsid="009a9ede" officeooo:paragraph-rsid="009a9ede" style:font-weight-asian="normal" style:font-weight-complex="normal"/>
    </style:style>
    <style:style style:name="P131"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solid" style:text-underline-width="auto" style:text-underline-color="font-color" fo:font-weight="normal" officeooo:rsid="00ab1cc7" officeooo:paragraph-rsid="00ab1cc7" style:font-weight-asian="normal" style:font-weight-complex="normal"/>
    </style:style>
    <style:style style:name="P132"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solid" style:text-underline-width="auto" style:text-underline-color="font-color" officeooo:rsid="00caf8e9" officeooo:paragraph-rsid="00caf8e9"/>
    </style:style>
    <style:style style:name="P133" style:family="paragraph" style:parent-style-name="Text_20_body">
      <style:paragraph-properties fo:text-align="start" style:justify-single-word="false">
        <style:tab-stops>
          <style:tab-stop style:position="1.339in"/>
          <style:tab-stop style:position="1.4898in"/>
        </style:tab-stops>
      </style:paragraph-properties>
      <style:text-properties fo:font-size="10.5pt" fo:font-style="italic" fo:font-weight="normal" officeooo:rsid="00b63a6e" officeooo:paragraph-rsid="00b63a6e" style:font-size-asian="10.5pt" style:font-style-asian="italic" style:font-weight-asian="normal" style:font-size-complex="10.5pt" style:font-style-complex="italic" style:font-weight-complex="normal"/>
    </style:style>
    <style:style style:name="P134"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none" fo:font-weight="normal" officeooo:rsid="00ba09a0" officeooo:paragraph-rsid="00ba09a0" style:font-weight-asian="normal" style:font-weight-complex="normal"/>
    </style:style>
    <style:style style:name="P135"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none" fo:font-weight="normal" officeooo:rsid="00bd9b56" officeooo:paragraph-rsid="00bd9b56" style:font-weight-asian="normal" style:font-weight-complex="normal"/>
    </style:style>
    <style:style style:name="P136"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none" officeooo:rsid="00caf8e9" officeooo:paragraph-rsid="00caf8e9"/>
    </style:style>
    <style:style style:name="P137"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none" officeooo:rsid="00cb3355" officeooo:paragraph-rsid="00cb3355"/>
    </style:style>
    <style:style style:name="P138"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none" officeooo:rsid="00cbd43f" officeooo:paragraph-rsid="00cbd43f"/>
    </style:style>
    <style:style style:name="P139"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none" fo:font-weight="bold" officeooo:rsid="00cbd43f" officeooo:paragraph-rsid="00cbd43f" style:font-weight-asian="bold" style:font-weight-complex="bold"/>
    </style:style>
    <style:style style:name="P140" style:family="paragraph" style:parent-style-name="Text_20_body">
      <style:paragraph-properties fo:text-align="start" style:justify-single-word="false">
        <style:tab-stops>
          <style:tab-stop style:position="1.339in"/>
          <style:tab-stop style:position="1.4898in"/>
        </style:tab-stops>
      </style:paragraph-properties>
      <style:text-properties style:text-underline-style="none" officeooo:rsid="00cec85d" officeooo:paragraph-rsid="00cec85d"/>
    </style:style>
    <style:style style:name="P141" style:family="paragraph" style:parent-style-name="Text_20_body">
      <style:paragraph-properties fo:text-align="start" style:justify-single-word="false">
        <style:tab-stops>
          <style:tab-stop style:position="1.339in"/>
          <style:tab-stop style:position="1.4898in"/>
        </style:tab-stops>
      </style:paragraph-properties>
      <style:text-properties officeooo:rsid="00c20895" officeooo:paragraph-rsid="00c20895"/>
    </style:style>
    <style:style style:name="P142" style:family="paragraph" style:parent-style-name="Text_20_body">
      <style:paragraph-properties fo:text-align="start" style:justify-single-word="false">
        <style:tab-stops>
          <style:tab-stop style:position="1.339in"/>
          <style:tab-stop style:position="1.4898in"/>
        </style:tab-stops>
      </style:paragraph-properties>
      <style:text-properties officeooo:rsid="00c249d5" officeooo:paragraph-rsid="00c249d5"/>
    </style:style>
    <style:style style:name="P143" style:family="paragraph" style:parent-style-name="Text_20_body">
      <style:paragraph-properties fo:text-align="start" style:justify-single-word="false">
        <style:tab-stops>
          <style:tab-stop style:position="1.339in"/>
          <style:tab-stop style:position="1.4898in"/>
        </style:tab-stops>
      </style:paragraph-properties>
      <style:text-properties officeooo:rsid="00c4dbf2" officeooo:paragraph-rsid="00c4dbf2"/>
    </style:style>
    <style:style style:name="P144" style:family="paragraph" style:parent-style-name="Text_20_body">
      <style:paragraph-properties fo:text-align="start" style:justify-single-word="false">
        <style:tab-stops>
          <style:tab-stop style:position="1.339in"/>
          <style:tab-stop style:position="1.4898in"/>
        </style:tab-stops>
      </style:paragraph-properties>
      <style:text-properties officeooo:rsid="00c7e535" officeooo:paragraph-rsid="00c7e535"/>
    </style:style>
    <style:style style:name="P145" style:family="paragraph" style:parent-style-name="Standard" style:list-style-name="L1">
      <style:paragraph-properties fo:text-align="start" style:justify-single-word="false"/>
      <style:text-properties officeooo:paragraph-rsid="002fe28a"/>
    </style:style>
    <style:style style:name="P146" style:family="paragraph" style:parent-style-name="Standard" style:list-style-name="L3">
      <style:paragraph-properties fo:text-align="start" style:justify-single-word="false"/>
      <style:text-properties officeooo:paragraph-rsid="003750a4"/>
    </style:style>
    <style:style style:name="P147" style:family="paragraph" style:parent-style-name="Standard" style:list-style-name="L1">
      <style:paragraph-properties fo:text-align="start" style:justify-single-word="false"/>
      <style:text-properties officeooo:rsid="002b3691" officeooo:paragraph-rsid="002fe28a"/>
    </style:style>
    <style:style style:name="P148" style:family="paragraph" style:parent-style-name="Standard" style:list-style-name="L1">
      <style:paragraph-properties fo:text-align="start" style:justify-single-word="false"/>
      <style:text-properties officeooo:rsid="002fe28a" officeooo:paragraph-rsid="002fe28a"/>
    </style:style>
    <style:style style:name="P149" style:family="paragraph" style:parent-style-name="Standard" style:list-style-name="L2">
      <style:paragraph-properties fo:text-align="start" style:justify-single-word="false"/>
      <style:text-properties officeooo:rsid="00289918" officeooo:paragraph-rsid="00289918"/>
    </style:style>
    <style:style style:name="P150" style:family="paragraph" style:parent-style-name="Standard" style:list-style-name="L2">
      <style:paragraph-properties fo:text-align="start" style:justify-single-word="false"/>
      <style:text-properties officeooo:rsid="00289918" officeooo:paragraph-rsid="0033a910"/>
    </style:style>
    <style:style style:name="P151" style:family="paragraph" style:parent-style-name="Standard" style:list-style-name="L2">
      <style:paragraph-properties fo:text-align="start" style:justify-single-word="false"/>
      <style:text-properties officeooo:rsid="002e15e5" officeooo:paragraph-rsid="002e15e5"/>
    </style:style>
    <style:style style:name="P152" style:family="paragraph" style:parent-style-name="Standard" style:list-style-name="L2">
      <style:paragraph-properties fo:text-align="start" style:justify-single-word="false"/>
      <style:text-properties officeooo:rsid="0033a910" officeooo:paragraph-rsid="0033a910"/>
    </style:style>
    <style:style style:name="P153" style:family="paragraph" style:parent-style-name="Standard" style:list-style-name="L2">
      <style:paragraph-properties fo:text-align="start" style:justify-single-word="false"/>
      <style:text-properties officeooo:rsid="0029b568" officeooo:paragraph-rsid="0029b568"/>
    </style:style>
    <style:style style:name="P154" style:family="paragraph" style:parent-style-name="Standard" style:list-style-name="L2">
      <style:paragraph-properties fo:text-align="start" style:justify-single-word="false"/>
      <style:text-properties officeooo:rsid="00405e68" officeooo:paragraph-rsid="00405e68"/>
    </style:style>
    <style:style style:name="P155" style:family="paragraph" style:parent-style-name="Standard" style:list-style-name="L2">
      <style:paragraph-properties fo:text-align="start" style:justify-single-word="false"/>
      <style:text-properties officeooo:rsid="0033ec96" officeooo:paragraph-rsid="0033ec96"/>
    </style:style>
    <style:style style:name="P156" style:family="paragraph" style:parent-style-name="Standard" style:list-style-name="L2">
      <style:paragraph-properties fo:text-align="start" style:justify-single-word="false"/>
      <style:text-properties officeooo:rsid="002c1e0f" officeooo:paragraph-rsid="002c1e0f"/>
    </style:style>
    <style:style style:name="P157" style:family="paragraph" style:parent-style-name="Standard" style:list-style-name="L2">
      <style:paragraph-properties fo:text-align="start" style:justify-single-word="false"/>
      <style:text-properties officeooo:rsid="00d8e262" officeooo:paragraph-rsid="00d8e262"/>
    </style:style>
    <style:style style:name="P158" style:family="paragraph" style:parent-style-name="Standard" style:list-style-name="L3">
      <style:paragraph-properties fo:text-align="start" style:justify-single-word="false"/>
      <style:text-properties fo:font-weight="normal" officeooo:rsid="003750a4" officeooo:paragraph-rsid="003750a4" fo:background-color="#afd095" style:font-weight-asian="normal" style:font-weight-complex="normal"/>
    </style:style>
    <style:style style:name="P159" style:family="paragraph" style:parent-style-name="Standard" style:list-style-name="L4">
      <style:paragraph-properties fo:text-align="start" style:justify-single-word="false"/>
      <style:text-properties fo:font-weight="normal" officeooo:rsid="003e8176" officeooo:paragraph-rsid="003e8176" style:font-weight-asian="normal" style:font-weight-complex="normal"/>
    </style:style>
    <style:style style:name="P160" style:family="paragraph" style:parent-style-name="Standard" style:list-style-name="L4">
      <style:paragraph-properties fo:text-align="start" style:justify-single-word="false"/>
      <style:text-properties fo:font-weight="normal" officeooo:rsid="00405e68" officeooo:paragraph-rsid="0040bf54" style:font-weight-asian="normal" style:font-weight-complex="normal"/>
    </style:style>
    <style:style style:name="P161" style:family="paragraph" style:parent-style-name="Standard" style:list-style-name="L6">
      <style:paragraph-properties fo:text-align="start" style:justify-single-word="false"/>
      <style:text-properties fo:font-weight="normal" officeooo:rsid="006000c0" officeooo:paragraph-rsid="006000c0" style:font-weight-asian="normal" style:font-weight-complex="normal"/>
    </style:style>
    <style:style style:name="P162" style:family="paragraph" style:parent-style-name="Standard" style:list-style-name="L7">
      <style:paragraph-properties fo:text-align="start" style:justify-single-word="false"/>
      <style:text-properties fo:font-weight="normal" officeooo:rsid="006000c0" officeooo:paragraph-rsid="006000c0" style:font-weight-asian="normal" style:font-weight-complex="normal"/>
    </style:style>
    <style:style style:name="P163" style:family="paragraph" style:parent-style-name="Standard" style:list-style-name="L8">
      <style:paragraph-properties fo:text-align="start" style:justify-single-word="false"/>
      <style:text-properties fo:font-weight="normal" officeooo:rsid="006421be" officeooo:paragraph-rsid="006421be" style:font-weight-asian="normal" style:font-weight-complex="normal"/>
    </style:style>
    <style:style style:name="P164" style:family="paragraph" style:parent-style-name="Standard" style:list-style-name="L8">
      <style:paragraph-properties fo:text-align="start" style:justify-single-word="false"/>
      <style:text-properties fo:font-weight="normal" officeooo:rsid="00686d06" officeooo:paragraph-rsid="00686d06" style:font-weight-asian="normal" style:font-weight-complex="normal"/>
    </style:style>
    <style:style style:name="P165" style:family="paragraph" style:parent-style-name="Standard" style:list-style-name="L9">
      <style:paragraph-properties fo:text-align="start" style:justify-single-word="false"/>
      <style:text-properties fo:font-weight="normal" officeooo:rsid="00710d1b" officeooo:paragraph-rsid="00710d1b" style:font-weight-asian="normal" style:font-weight-complex="normal"/>
    </style:style>
    <style:style style:name="P166" style:family="paragraph" style:parent-style-name="Standard" style:list-style-name="L9">
      <style:paragraph-properties fo:text-align="start" style:justify-single-word="false"/>
      <style:text-properties fo:font-weight="normal" officeooo:rsid="0072fce9" officeooo:paragraph-rsid="0072fce9" style:font-weight-asian="normal" style:font-weight-complex="normal"/>
    </style:style>
    <style:style style:name="P167" style:family="paragraph" style:parent-style-name="Standard" style:list-style-name="L9">
      <style:paragraph-properties fo:text-align="start" style:justify-single-word="false"/>
      <style:text-properties fo:font-weight="normal" officeooo:rsid="0072fce9" officeooo:paragraph-rsid="00743817" style:font-weight-asian="normal" style:font-weight-complex="normal"/>
    </style:style>
    <style:style style:name="P168" style:family="paragraph" style:parent-style-name="Standard" style:list-style-name="L9">
      <style:paragraph-properties fo:text-align="start" style:justify-single-word="false"/>
      <style:text-properties fo:font-weight="normal" officeooo:rsid="00743817" officeooo:paragraph-rsid="00743817" style:font-weight-asian="normal" style:font-weight-complex="normal"/>
    </style:style>
    <style:style style:name="P169" style:family="paragraph" style:parent-style-name="Standard" style:list-style-name="L3">
      <style:paragraph-properties fo:text-align="start" style:justify-single-word="false"/>
      <style:text-properties officeooo:rsid="00392c87" officeooo:paragraph-rsid="00392c87"/>
    </style:style>
    <style:style style:name="P170" style:family="paragraph" style:parent-style-name="Standard" style:list-style-name="L4">
      <style:paragraph-properties fo:text-align="start" style:justify-single-word="false"/>
      <style:text-properties officeooo:rsid="003e8176" officeooo:paragraph-rsid="003e8176"/>
    </style:style>
    <style:style style:name="P171" style:family="paragraph" style:parent-style-name="Standard" style:list-style-name="L5">
      <style:paragraph-properties fo:text-align="start" style:justify-single-word="false"/>
      <style:text-properties fo:font-size="12pt" fo:font-weight="normal" officeooo:rsid="00453fb6" officeooo:paragraph-rsid="00453fb6" style:font-size-asian="12pt" style:font-weight-asian="normal" style:font-size-complex="12pt" style:font-weight-complex="normal"/>
    </style:style>
    <style:style style:name="P172" style:family="paragraph" style:parent-style-name="Standard" style:list-style-name="L5">
      <style:paragraph-properties fo:text-align="start" style:justify-single-word="false"/>
      <style:text-properties fo:font-size="12pt" fo:font-weight="normal" officeooo:rsid="004ad3dd" officeooo:paragraph-rsid="004ad3dd" style:font-size-asian="12pt" style:font-weight-asian="normal" style:font-size-complex="12pt" style:font-weight-complex="normal"/>
    </style:style>
    <style:style style:name="P173" style:family="paragraph" style:parent-style-name="Standard" style:list-style-name="L7">
      <style:paragraph-properties fo:text-align="start" style:justify-single-word="false"/>
      <style:text-properties style:use-window-font-color="true" loext:opacity="0%" fo:font-weight="normal" officeooo:rsid="006000c0" officeooo:paragraph-rsid="006000c0" fo:background-color="#afd095" style:font-weight-asian="normal" style:font-weight-complex="normal"/>
    </style:style>
    <style:style style:name="P174" style:family="paragraph" style:parent-style-name="Standard" style:list-style-name="L2">
      <style:paragraph-properties fo:text-align="start" style:justify-single-word="false"/>
      <style:text-properties style:use-window-font-color="true" loext:opacity="0%" officeooo:rsid="002c1e0f" officeooo:paragraph-rsid="0097b5d6" fo:background-color="#ffff00"/>
    </style:style>
    <style:style style:name="P175" style:family="paragraph" style:parent-style-name="Standard" style:list-style-name="L2">
      <style:paragraph-properties fo:text-align="start" style:justify-single-word="false"/>
      <style:text-properties style:use-window-font-color="true" loext:opacity="0%" officeooo:rsid="002e15e5" officeooo:paragraph-rsid="0097b5d6" fo:background-color="#ffff00"/>
    </style:style>
    <style:style style:name="P176" style:family="paragraph" style:parent-style-name="Standard" style:list-style-name="L2">
      <style:paragraph-properties fo:text-align="start" style:justify-single-word="false">
        <style:tab-stops>
          <style:tab-stop style:position="1.339in"/>
          <style:tab-stop style:position="1.4898in"/>
        </style:tab-stops>
      </style:paragraph-properties>
      <style:text-properties style:use-window-font-color="true" loext:opacity="0%" officeooo:rsid="002e15e5" officeooo:paragraph-rsid="0097b5d6" fo:background-color="#ffff00"/>
    </style:style>
    <style:style style:name="P177" style:family="paragraph" style:parent-style-name="Standard" style:list-style-name="L2">
      <style:paragraph-properties fo:text-align="start" style:justify-single-word="false"/>
      <style:text-properties style:use-window-font-color="true" loext:opacity="0%" officeooo:rsid="00d8e262" officeooo:paragraph-rsid="00d8e262" fo:background-color="#ffff00"/>
    </style:style>
    <style:style style:name="P178" style:family="paragraph" style:parent-style-name="Standard" style:list-style-name="L8">
      <style:paragraph-properties fo:text-align="start" style:justify-single-word="false"/>
      <style:text-properties officeooo:rsid="006512ad" officeooo:paragraph-rsid="006512ad"/>
    </style:style>
    <style:style style:name="P179" style:family="paragraph" style:parent-style-name="Text_20_body" style:list-style-name="L10">
      <style:paragraph-properties fo:text-align="start" style:justify-single-word="false"/>
      <style:text-properties officeooo:paragraph-rsid="007e060a"/>
    </style:style>
    <style:style style:name="P180" style:family="paragraph" style:parent-style-name="Text_20_body" style:list-style-name="L11">
      <style:paragraph-properties fo:text-align="start" style:justify-single-word="false"/>
      <style:text-properties officeooo:paragraph-rsid="007fd0c6"/>
    </style:style>
    <style:style style:name="P181" style:family="paragraph" style:parent-style-name="Text_20_body" style:list-style-name="L10">
      <style:paragraph-properties fo:text-align="start" style:justify-single-word="false"/>
      <style:text-properties fo:font-weight="normal" officeooo:rsid="007e060a" officeooo:paragraph-rsid="007e060a" style:font-weight-asian="normal" style:font-weight-complex="normal"/>
    </style:style>
    <style:style style:name="P182" style:family="paragraph" style:parent-style-name="Text_20_body" style:list-style-name="L10">
      <style:paragraph-properties fo:text-align="start" style:justify-single-word="false"/>
      <style:text-properties fo:font-weight="normal" officeooo:rsid="007e060a" officeooo:paragraph-rsid="00970ca1" style:font-weight-asian="normal" style:font-weight-complex="normal"/>
    </style:style>
    <style:style style:name="P183" style:family="paragraph" style:parent-style-name="Text_20_body" style:list-style-name="L12">
      <style:paragraph-properties fo:text-align="start" style:justify-single-word="false"/>
      <style:text-properties fo:font-weight="normal" officeooo:rsid="00861022" officeooo:paragraph-rsid="00861022" style:font-weight-asian="normal" style:font-weight-complex="normal"/>
    </style:style>
    <style:style style:name="P184" style:family="paragraph" style:parent-style-name="Text_20_body" style:list-style-name="L13">
      <style:paragraph-properties fo:text-align="start" style:justify-single-word="false"/>
      <style:text-properties fo:font-weight="normal" officeooo:rsid="008ff841" officeooo:paragraph-rsid="008ff841" style:font-weight-asian="normal" style:font-weight-complex="normal"/>
    </style:style>
    <style:style style:name="P185" style:family="paragraph" style:parent-style-name="Text_20_body" style:list-style-name="L13">
      <style:paragraph-properties fo:text-align="start" style:justify-single-word="false"/>
      <style:text-properties fo:font-weight="normal" officeooo:rsid="0090cfec" officeooo:paragraph-rsid="0090cfec" style:font-weight-asian="normal" style:font-weight-complex="normal"/>
    </style:style>
    <style:style style:name="P186" style:family="paragraph" style:parent-style-name="Text_20_body" style:list-style-name="L14">
      <style:paragraph-properties fo:text-align="start" style:justify-single-word="false"/>
      <style:text-properties fo:font-weight="normal" officeooo:rsid="008c5357" officeooo:paragraph-rsid="008c5357" style:font-weight-asian="normal" style:font-weight-complex="normal"/>
    </style:style>
    <style:style style:name="P187" style:family="paragraph" style:parent-style-name="Text_20_body" style:list-style-name="L14">
      <style:paragraph-properties fo:text-align="start" style:justify-single-word="false"/>
      <style:text-properties fo:font-weight="normal" officeooo:rsid="008e49df" officeooo:paragraph-rsid="008e49df" style:font-weight-asian="normal" style:font-weight-complex="normal"/>
    </style:style>
    <style:style style:name="P188" style:family="paragraph" style:parent-style-name="Text_20_body" style:list-style-name="L14">
      <style:paragraph-properties fo:text-align="start" style:justify-single-word="false"/>
      <style:text-properties fo:font-weight="normal" officeooo:rsid="008f806b" officeooo:paragraph-rsid="008f806b" style:font-weight-asian="normal" style:font-weight-complex="normal"/>
    </style:style>
    <style:style style:name="P189" style:family="paragraph" style:parent-style-name="Text_20_body" style:list-style-name="L15">
      <style:paragraph-properties fo:text-align="start" style:justify-single-word="false">
        <style:tab-stops>
          <style:tab-stop style:position="1.339in"/>
          <style:tab-stop style:position="1.4898in"/>
        </style:tab-stops>
      </style:paragraph-properties>
      <style:text-properties fo:font-weight="normal" officeooo:rsid="009e0260" officeooo:paragraph-rsid="009e0260" style:font-weight-asian="normal" style:font-weight-complex="normal"/>
    </style:style>
    <style:style style:name="P190" style:family="paragraph" style:parent-style-name="Text_20_body" style:list-style-name="L15">
      <style:paragraph-properties fo:text-align="start" style:justify-single-word="false">
        <style:tab-stops>
          <style:tab-stop style:position="1.339in"/>
          <style:tab-stop style:position="1.4898in"/>
        </style:tab-stops>
      </style:paragraph-properties>
      <style:text-properties fo:font-weight="normal" officeooo:rsid="009f127f" officeooo:paragraph-rsid="009f127f" style:font-weight-asian="normal" style:font-weight-complex="normal"/>
    </style:style>
    <style:style style:name="P191" style:family="paragraph" style:parent-style-name="Text_20_body" style:list-style-name="L15">
      <style:paragraph-properties fo:text-align="start" style:justify-single-word="false">
        <style:tab-stops>
          <style:tab-stop style:position="1.339in"/>
          <style:tab-stop style:position="1.4898in"/>
        </style:tab-stops>
      </style:paragraph-properties>
      <style:text-properties fo:font-weight="normal" officeooo:rsid="009eccad" officeooo:paragraph-rsid="009eccad" style:font-weight-asian="normal" style:font-weight-complex="normal"/>
    </style:style>
    <style:style style:name="P192" style:family="paragraph" style:parent-style-name="Text_20_body" style:list-style-name="L16">
      <style:paragraph-properties fo:text-align="start" style:justify-single-word="false">
        <style:tab-stops>
          <style:tab-stop style:position="1.339in"/>
          <style:tab-stop style:position="1.4898in"/>
        </style:tab-stops>
      </style:paragraph-properties>
      <style:text-properties fo:font-weight="normal" officeooo:rsid="00a6d403" officeooo:paragraph-rsid="00a6d403" style:font-weight-asian="normal" style:font-weight-complex="normal"/>
    </style:style>
    <style:style style:name="P193" style:family="paragraph" style:parent-style-name="Text_20_body" style:list-style-name="L16">
      <style:paragraph-properties fo:text-align="start" style:justify-single-word="false">
        <style:tab-stops>
          <style:tab-stop style:position="1.339in"/>
          <style:tab-stop style:position="1.4898in"/>
        </style:tab-stops>
      </style:paragraph-properties>
      <style:text-properties fo:font-weight="normal" officeooo:rsid="00a6fc9c" officeooo:paragraph-rsid="00a6fc9c" style:font-weight-asian="normal" style:font-weight-complex="normal"/>
    </style:style>
    <style:style style:name="P194" style:family="paragraph" style:parent-style-name="Text_20_body" style:list-style-name="L16">
      <style:paragraph-properties fo:text-align="start" style:justify-single-word="false">
        <style:tab-stops>
          <style:tab-stop style:position="1.339in"/>
          <style:tab-stop style:position="1.4898in"/>
        </style:tab-stops>
      </style:paragraph-properties>
      <style:text-properties fo:font-weight="normal" officeooo:rsid="00a9b24f" officeooo:paragraph-rsid="00a9b24f" style:font-weight-asian="normal" style:font-weight-complex="normal"/>
    </style:style>
    <style:style style:name="P195" style:family="paragraph" style:parent-style-name="Text_20_body" style:list-style-name="L18">
      <style:paragraph-properties fo:text-align="start" style:justify-single-word="false">
        <style:tab-stops>
          <style:tab-stop style:position="1.339in"/>
          <style:tab-stop style:position="1.4898in"/>
        </style:tab-stops>
      </style:paragraph-properties>
      <style:text-properties fo:font-weight="normal" officeooo:rsid="00a9b24f" officeooo:paragraph-rsid="00a9b24f" style:font-weight-asian="normal" style:font-weight-complex="normal"/>
    </style:style>
    <style:style style:name="P196" style:family="paragraph" style:parent-style-name="Text_20_body" style:list-style-name="L19">
      <style:paragraph-properties fo:text-align="start" style:justify-single-word="false">
        <style:tab-stops>
          <style:tab-stop style:position="1.339in"/>
          <style:tab-stop style:position="1.4898in"/>
        </style:tab-stops>
      </style:paragraph-properties>
      <style:text-properties fo:font-weight="normal" officeooo:rsid="00a9b24f" officeooo:paragraph-rsid="00a9b24f" style:font-weight-asian="normal" style:font-weight-complex="normal"/>
    </style:style>
    <style:style style:name="P197" style:family="paragraph" style:parent-style-name="Text_20_body" style:list-style-name="L17">
      <style:paragraph-properties fo:text-align="start" style:justify-single-word="false">
        <style:tab-stops>
          <style:tab-stop style:position="1.339in"/>
          <style:tab-stop style:position="1.4898in"/>
        </style:tab-stops>
      </style:paragraph-properties>
      <style:text-properties fo:font-weight="normal" officeooo:rsid="00a8a571" officeooo:paragraph-rsid="00a8a571" style:font-weight-asian="normal" style:font-weight-complex="normal"/>
    </style:style>
    <style:style style:name="P198" style:family="paragraph" style:parent-style-name="Text_20_body" style:list-style-name="L18">
      <style:paragraph-properties fo:text-align="start" style:justify-single-word="false">
        <style:tab-stops>
          <style:tab-stop style:position="1.339in"/>
          <style:tab-stop style:position="1.4898in"/>
        </style:tab-stops>
      </style:paragraph-properties>
      <style:text-properties fo:font-weight="normal" officeooo:rsid="00a8a571" officeooo:paragraph-rsid="00a8a571" style:font-weight-asian="normal" style:font-weight-complex="normal"/>
    </style:style>
    <style:style style:name="P199" style:family="paragraph" style:parent-style-name="Text_20_body" style:list-style-name="L19">
      <style:paragraph-properties fo:text-align="start" style:justify-single-word="false">
        <style:tab-stops>
          <style:tab-stop style:position="1.339in"/>
          <style:tab-stop style:position="1.4898in"/>
        </style:tab-stops>
      </style:paragraph-properties>
      <style:text-properties fo:font-weight="normal" officeooo:rsid="00ab1cc7" officeooo:paragraph-rsid="00ab1cc7" style:font-weight-asian="normal" style:font-weight-complex="normal"/>
    </style:style>
    <style:style style:name="P200" style:family="paragraph" style:parent-style-name="Text_20_body" style:list-style-name="L20">
      <style:paragraph-properties fo:text-align="start" style:justify-single-word="false">
        <style:tab-stops>
          <style:tab-stop style:position="1.339in"/>
          <style:tab-stop style:position="1.4898in"/>
        </style:tab-stops>
      </style:paragraph-properties>
      <style:text-properties fo:font-weight="normal" officeooo:rsid="00abdee3" officeooo:paragraph-rsid="00abdee3" style:font-weight-asian="normal" style:font-weight-complex="normal"/>
    </style:style>
    <style:style style:name="P201" style:family="paragraph" style:parent-style-name="Text_20_body" style:list-style-name="L20">
      <style:paragraph-properties fo:text-align="start" style:justify-single-word="false">
        <style:tab-stops>
          <style:tab-stop style:position="1.339in"/>
          <style:tab-stop style:position="1.4898in"/>
        </style:tab-stops>
      </style:paragraph-properties>
      <style:text-properties fo:font-weight="normal" officeooo:rsid="00ada3f8" officeooo:paragraph-rsid="00ada3f8" style:font-weight-asian="normal" style:font-weight-complex="normal"/>
    </style:style>
    <style:style style:name="P202" style:family="paragraph" style:parent-style-name="Text_20_body" style:list-style-name="L20">
      <style:paragraph-properties fo:text-align="start" style:justify-single-word="false">
        <style:tab-stops>
          <style:tab-stop style:position="1.339in"/>
          <style:tab-stop style:position="1.4898in"/>
        </style:tab-stops>
      </style:paragraph-properties>
      <style:text-properties fo:font-weight="normal" officeooo:rsid="00adb205" officeooo:paragraph-rsid="00adb205" style:font-weight-asian="normal" style:font-weight-complex="normal"/>
    </style:style>
    <style:style style:name="P203" style:family="paragraph" style:parent-style-name="Text_20_body" style:list-style-name="L21">
      <style:paragraph-properties fo:text-align="start" style:justify-single-word="false">
        <style:tab-stops>
          <style:tab-stop style:position="1.339in"/>
          <style:tab-stop style:position="1.4898in"/>
        </style:tab-stops>
      </style:paragraph-properties>
      <style:text-properties fo:font-weight="normal" officeooo:rsid="00ae84fd" officeooo:paragraph-rsid="00b2a5ef" style:font-weight-asian="normal" style:font-weight-complex="normal"/>
    </style:style>
    <style:style style:name="P204" style:family="paragraph" style:parent-style-name="Text_20_body" style:list-style-name="L21">
      <style:paragraph-properties fo:text-align="start" style:justify-single-word="false">
        <style:tab-stops>
          <style:tab-stop style:position="1.339in"/>
          <style:tab-stop style:position="1.4898in"/>
        </style:tab-stops>
      </style:paragraph-properties>
      <style:text-properties fo:font-weight="normal" officeooo:rsid="00b39b4a" officeooo:paragraph-rsid="00b39b4a" style:font-weight-asian="normal" style:font-weight-complex="normal"/>
    </style:style>
    <style:style style:name="P205" style:family="paragraph" style:parent-style-name="Text_20_body" style:list-style-name="L21">
      <style:paragraph-properties fo:text-align="start" style:justify-single-word="false">
        <style:tab-stops>
          <style:tab-stop style:position="1.339in"/>
          <style:tab-stop style:position="1.4898in"/>
        </style:tab-stops>
      </style:paragraph-properties>
      <style:text-properties fo:font-weight="normal" officeooo:rsid="00b0d6a8" officeooo:paragraph-rsid="00b24191" style:font-weight-asian="normal" style:font-weight-complex="normal"/>
    </style:style>
    <style:style style:name="P206" style:family="paragraph" style:parent-style-name="Text_20_body" style:list-style-name="L21">
      <style:paragraph-properties fo:text-align="start" style:justify-single-word="false">
        <style:tab-stops>
          <style:tab-stop style:position="1.339in"/>
          <style:tab-stop style:position="1.4898in"/>
        </style:tab-stops>
      </style:paragraph-properties>
      <style:text-properties fo:font-weight="normal" officeooo:rsid="00b1b1fd" officeooo:paragraph-rsid="00b1b1fd" style:font-weight-asian="normal" style:font-weight-complex="normal"/>
    </style:style>
    <style:style style:name="P207" style:family="paragraph" style:parent-style-name="Text_20_body" style:list-style-name="L21">
      <style:paragraph-properties fo:text-align="start" style:justify-single-word="false">
        <style:tab-stops>
          <style:tab-stop style:position="1.339in"/>
          <style:tab-stop style:position="1.4898in"/>
        </style:tab-stops>
      </style:paragraph-properties>
      <style:text-properties fo:font-weight="normal" officeooo:rsid="00b1b1fd" officeooo:paragraph-rsid="00b24191" style:font-weight-asian="normal" style:font-weight-complex="normal"/>
    </style:style>
    <style:style style:name="P208" style:family="paragraph" style:parent-style-name="Text_20_body" style:list-style-name="L21">
      <style:paragraph-properties fo:text-align="start" style:justify-single-word="false">
        <style:tab-stops>
          <style:tab-stop style:position="1.339in"/>
          <style:tab-stop style:position="1.4898in"/>
        </style:tab-stops>
      </style:paragraph-properties>
      <style:text-properties fo:font-weight="normal" officeooo:rsid="00b3327b" officeooo:paragraph-rsid="00b3327b" style:font-weight-asian="normal" style:font-weight-complex="normal"/>
    </style:style>
    <style:style style:name="P209" style:family="paragraph" style:parent-style-name="Text_20_body" style:list-style-name="L21">
      <style:paragraph-properties fo:text-align="start" style:justify-single-word="false">
        <style:tab-stops>
          <style:tab-stop style:position="1.339in"/>
          <style:tab-stop style:position="1.4898in"/>
        </style:tab-stops>
      </style:paragraph-properties>
      <style:text-properties fo:font-weight="normal" officeooo:rsid="00b268ad" officeooo:paragraph-rsid="00b268ad" style:font-weight-asian="normal" style:font-weight-complex="normal"/>
    </style:style>
    <style:style style:name="P210" style:family="paragraph" style:parent-style-name="Text_20_body" style:list-style-name="L21">
      <style:paragraph-properties fo:text-align="start" style:justify-single-word="false">
        <style:tab-stops>
          <style:tab-stop style:position="1.339in"/>
          <style:tab-stop style:position="1.4898in"/>
        </style:tab-stops>
      </style:paragraph-properties>
      <style:text-properties fo:font-weight="normal" officeooo:rsid="00b2a5ef" officeooo:paragraph-rsid="00b2a5ef" style:font-weight-asian="normal" style:font-weight-complex="normal"/>
    </style:style>
    <style:style style:name="P211" style:family="paragraph" style:parent-style-name="Text_20_body" style:list-style-name="L21">
      <style:paragraph-properties fo:text-align="start" style:justify-single-word="false">
        <style:tab-stops>
          <style:tab-stop style:position="1.339in"/>
          <style:tab-stop style:position="1.4898in"/>
        </style:tab-stops>
      </style:paragraph-properties>
      <style:text-properties fo:font-weight="normal" officeooo:rsid="00b05ea2" officeooo:paragraph-rsid="00b05ea2" style:font-weight-asian="normal" style:font-weight-complex="normal"/>
    </style:style>
    <style:style style:name="P212" style:family="paragraph" style:parent-style-name="Text_20_body" style:list-style-name="L22">
      <style:paragraph-properties fo:text-align="start" style:justify-single-word="false">
        <style:tab-stops>
          <style:tab-stop style:position="1.339in"/>
          <style:tab-stop style:position="1.4898in"/>
        </style:tab-stops>
      </style:paragraph-properties>
      <style:text-properties fo:font-weight="normal" officeooo:rsid="009a9ede" officeooo:paragraph-rsid="009a9ede" style:font-weight-asian="normal" style:font-weight-complex="normal"/>
    </style:style>
    <style:style style:name="P213" style:family="paragraph" style:parent-style-name="Text_20_body" style:list-style-name="L23">
      <style:paragraph-properties fo:text-align="start" style:justify-single-word="false">
        <style:tab-stops>
          <style:tab-stop style:position="1.339in"/>
          <style:tab-stop style:position="1.4898in"/>
        </style:tab-stops>
      </style:paragraph-properties>
      <style:text-properties fo:font-weight="normal" officeooo:rsid="009a9ede" officeooo:paragraph-rsid="009a9ede" style:font-weight-asian="normal" style:font-weight-complex="normal"/>
    </style:style>
    <style:style style:name="P214" style:family="paragraph" style:parent-style-name="Text_20_body" style:list-style-name="L22">
      <style:paragraph-properties fo:text-align="start" style:justify-single-word="false">
        <style:tab-stops>
          <style:tab-stop style:position="1.339in"/>
          <style:tab-stop style:position="1.4898in"/>
        </style:tab-stops>
      </style:paragraph-properties>
      <style:text-properties fo:font-weight="normal" officeooo:rsid="00bd9b56" officeooo:paragraph-rsid="00bd9b56" style:font-weight-asian="normal" style:font-weight-complex="normal"/>
    </style:style>
    <style:style style:name="P215" style:family="paragraph" style:parent-style-name="Text_20_body" style:list-style-name="L24">
      <style:paragraph-properties fo:text-align="start" style:justify-single-word="false">
        <style:tab-stops>
          <style:tab-stop style:position="1.339in"/>
          <style:tab-stop style:position="1.4898in"/>
        </style:tab-stops>
      </style:paragraph-properties>
      <style:text-properties fo:font-weight="normal" officeooo:rsid="00c20895" officeooo:paragraph-rsid="00c20895" style:font-weight-asian="normal" style:font-weight-complex="normal"/>
    </style:style>
    <style:style style:name="P216" style:family="paragraph" style:parent-style-name="Text_20_body" style:list-style-name="L25">
      <style:paragraph-properties fo:text-align="start" style:justify-single-word="false">
        <style:tab-stops>
          <style:tab-stop style:position="1.339in"/>
          <style:tab-stop style:position="1.4898in"/>
        </style:tab-stops>
      </style:paragraph-properties>
      <style:text-properties fo:font-weight="normal" officeooo:rsid="00c6bf95" officeooo:paragraph-rsid="00c6bf95" style:font-weight-asian="normal" style:font-weight-complex="normal"/>
    </style:style>
    <style:style style:name="P217" style:family="paragraph" style:parent-style-name="Text_20_body" style:list-style-name="L11">
      <style:paragraph-properties fo:text-align="start" style:justify-single-word="false"/>
      <style:text-properties officeooo:rsid="007fd0c6" officeooo:paragraph-rsid="007fd0c6"/>
    </style:style>
    <style:style style:name="P218" style:family="paragraph" style:parent-style-name="Text_20_body" style:list-style-name="L15">
      <style:paragraph-properties fo:text-align="start" style:justify-single-word="false">
        <style:tab-stops>
          <style:tab-stop style:position="1.339in"/>
          <style:tab-stop style:position="1.4898in"/>
        </style:tab-stops>
      </style:paragraph-properties>
      <style:text-properties officeooo:rsid="009eccad" officeooo:paragraph-rsid="009eccad"/>
    </style:style>
    <style:style style:name="P219" style:family="paragraph" style:parent-style-name="Text_20_body" style:list-style-name="L19">
      <style:paragraph-properties fo:text-align="start" style:justify-single-word="false">
        <style:tab-stops>
          <style:tab-stop style:position="1.339in"/>
          <style:tab-stop style:position="1.4898in"/>
        </style:tab-stops>
      </style:paragraph-properties>
      <style:text-properties officeooo:rsid="00a9b24f" officeooo:paragraph-rsid="00a9b24f"/>
    </style:style>
    <style:style style:name="P220" style:family="paragraph" style:parent-style-name="Text_20_body" style:list-style-name="L24">
      <style:paragraph-properties fo:text-align="start" style:justify-single-word="false">
        <style:tab-stops>
          <style:tab-stop style:position="1.339in"/>
          <style:tab-stop style:position="1.4898in"/>
        </style:tab-stops>
      </style:paragraph-properties>
      <style:text-properties officeooo:rsid="00c20895" officeooo:paragraph-rsid="00c20895"/>
    </style:style>
    <style:style style:name="P221" style:family="paragraph" style:parent-style-name="Text_20_body" style:list-style-name="L26">
      <style:text-properties officeooo:paragraph-rsid="007fd0c6"/>
    </style:style>
    <style:style style:name="T1" style:family="text">
      <style:text-properties officeooo:rsid="000f8a9e"/>
    </style:style>
    <style:style style:name="T2" style:family="text">
      <style:text-properties fo:font-size="12pt" fo:font-weight="normal" officeooo:rsid="001c493a" style:font-size-asian="12pt" style:font-weight-asian="normal" style:font-size-complex="12pt" style:font-weight-complex="normal"/>
    </style:style>
    <style:style style:name="T3" style:family="text">
      <style:text-properties fo:font-size="12pt" fo:font-weight="normal" officeooo:rsid="001cf252" style:font-size-asian="12pt" style:font-weight-asian="normal" style:font-size-complex="12pt" style:font-weight-complex="normal"/>
    </style:style>
    <style:style style:name="T4" style:family="text">
      <style:text-properties fo:font-size="12pt" fo:font-weight="normal" officeooo:rsid="004fe1df" style:font-size-asian="12pt" style:font-weight-asian="normal" style:font-size-complex="12pt" style:font-weight-complex="normal"/>
    </style:style>
    <style:style style:name="T5" style:family="text">
      <style:text-properties fo:font-size="12pt" fo:font-weight="normal" officeooo:rsid="0052be27" style:font-size-asian="12pt" style:font-weight-asian="normal" style:font-size-complex="12pt" style:font-weight-complex="normal"/>
    </style:style>
    <style:style style:name="T6" style:family="text">
      <style:text-properties fo:font-size="12pt" fo:font-weight="normal" officeooo:rsid="00587d20" style:font-size-asian="12pt" style:font-weight-asian="normal" style:font-size-complex="12pt" style:font-weight-complex="normal"/>
    </style:style>
    <style:style style:name="T7" style:family="text">
      <style:text-properties fo:font-size="12pt" fo:font-weight="normal" officeooo:rsid="005a095d" style:font-size-asian="12pt" style:font-weight-asian="normal" style:font-size-complex="12pt" style:font-weight-complex="normal"/>
    </style:style>
    <style:style style:name="T8" style:family="text">
      <style:text-properties fo:font-size="12pt" fo:font-weight="normal" officeooo:rsid="005a2666" style:font-size-asian="12pt" style:font-weight-asian="normal" style:font-size-complex="12pt" style:font-weight-complex="normal"/>
    </style:style>
    <style:style style:name="T9" style:family="text">
      <style:text-properties fo:font-size="12pt" fo:font-weight="normal" officeooo:rsid="005abd4c"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font-weight="bold" officeooo:rsid="0094b1f5" style:font-weight-asian="bold" style:font-weight-complex="bold"/>
    </style:style>
    <style:style style:name="T12" style:family="text">
      <style:text-properties fo:font-weight="bold" officeooo:rsid="00743817" style:font-weight-asian="bold" style:font-weight-complex="bold"/>
    </style:style>
    <style:style style:name="T13" style:family="text">
      <style:text-properties fo:font-weight="bold" officeooo:rsid="00afafec" style:font-weight-asian="bold" style:font-weight-complex="bold"/>
    </style:style>
    <style:style style:name="T14" style:family="text">
      <style:text-properties fo:font-weight="bold" officeooo:rsid="00b39b4a" style:font-weight-asian="bold" style:font-weight-complex="bold"/>
    </style:style>
    <style:style style:name="T15" style:family="text">
      <style:text-properties fo:font-weight="bold" officeooo:rsid="00b3327b" style:font-weight-asian="bold" style:font-weight-complex="bold"/>
    </style:style>
    <style:style style:name="T16" style:family="text">
      <style:text-properties officeooo:rsid="00121c4f"/>
    </style:style>
    <style:style style:name="T17" style:family="text">
      <style:text-properties officeooo:rsid="001313ad"/>
    </style:style>
    <style:style style:name="T18" style:family="text">
      <style:text-properties officeooo:rsid="0014ae68"/>
    </style:style>
    <style:style style:name="T19" style:family="text">
      <style:text-properties officeooo:rsid="00159e4b"/>
    </style:style>
    <style:style style:name="T20" style:family="text">
      <style:text-properties officeooo:rsid="0017eb96"/>
    </style:style>
    <style:style style:name="T21" style:family="text">
      <style:text-properties officeooo:rsid="001a89ab"/>
    </style:style>
    <style:style style:name="T22" style:family="text">
      <style:text-properties officeooo:rsid="001c493a"/>
    </style:style>
    <style:style style:name="T23" style:family="text">
      <style:text-properties officeooo:rsid="001cf252"/>
    </style:style>
    <style:style style:name="T24" style:family="text">
      <style:text-properties officeooo:rsid="001e471a"/>
    </style:style>
    <style:style style:name="T25" style:family="text">
      <style:text-properties officeooo:rsid="001e99e3"/>
    </style:style>
    <style:style style:name="T26" style:family="text">
      <style:text-properties officeooo:rsid="00208c39"/>
    </style:style>
    <style:style style:name="T27" style:family="text">
      <style:text-properties officeooo:rsid="00215a92"/>
    </style:style>
    <style:style style:name="T28" style:family="text">
      <style:text-properties officeooo:rsid="00232401"/>
    </style:style>
    <style:style style:name="T29" style:family="text">
      <style:text-properties officeooo:rsid="00259c79"/>
    </style:style>
    <style:style style:name="T30" style:family="text">
      <style:text-properties officeooo:rsid="00280999"/>
    </style:style>
    <style:style style:name="T31" style:family="text">
      <style:text-properties officeooo:rsid="00289918"/>
    </style:style>
    <style:style style:name="T32" style:family="text">
      <style:text-properties officeooo:rsid="002ac0e0"/>
    </style:style>
    <style:style style:name="T33" style:family="text">
      <style:text-properties officeooo:rsid="002fe28a"/>
    </style:style>
    <style:style style:name="T34" style:family="text">
      <style:text-properties officeooo:rsid="002ff76b"/>
    </style:style>
    <style:style style:name="T35" style:family="text">
      <style:text-properties officeooo:rsid="0033a910"/>
    </style:style>
    <style:style style:name="T36" style:family="text">
      <style:text-properties officeooo:rsid="0033ec96"/>
    </style:style>
    <style:style style:name="T37" style:family="text">
      <style:text-properties officeooo:rsid="0034da74"/>
    </style:style>
    <style:style style:name="T38" style:family="text">
      <style:text-properties fo:font-weight="normal" style:font-weight-asian="normal" style:font-weight-complex="normal"/>
    </style:style>
    <style:style style:name="T39" style:family="text">
      <style:text-properties fo:font-weight="normal" officeooo:rsid="0034da74" style:font-weight-asian="normal" style:font-weight-complex="normal"/>
    </style:style>
    <style:style style:name="T40" style:family="text">
      <style:text-properties fo:font-weight="normal" officeooo:rsid="003750a4" style:font-weight-asian="normal" style:font-weight-complex="normal"/>
    </style:style>
    <style:style style:name="T41" style:family="text">
      <style:text-properties fo:font-weight="normal" officeooo:rsid="00392c87" style:font-weight-asian="normal" style:font-weight-complex="normal"/>
    </style:style>
    <style:style style:name="T42" style:family="text">
      <style:text-properties fo:font-weight="normal" officeooo:rsid="0039b844" style:font-weight-asian="normal" style:font-weight-complex="normal"/>
    </style:style>
    <style:style style:name="T43" style:family="text">
      <style:text-properties fo:font-weight="normal" officeooo:rsid="003dfc79" style:font-weight-asian="normal" style:font-weight-complex="normal"/>
    </style:style>
    <style:style style:name="T44" style:family="text">
      <style:text-properties fo:font-weight="normal" officeooo:rsid="00405e68" style:font-weight-asian="normal" style:font-weight-complex="normal"/>
    </style:style>
    <style:style style:name="T45" style:family="text">
      <style:text-properties fo:font-weight="normal" officeooo:rsid="005fb5f3" style:font-weight-asian="normal" style:font-weight-complex="normal"/>
    </style:style>
    <style:style style:name="T46" style:family="text">
      <style:text-properties fo:font-weight="normal" officeooo:rsid="006000c0" style:font-weight-asian="normal" style:font-weight-complex="normal"/>
    </style:style>
    <style:style style:name="T47" style:family="text">
      <style:text-properties fo:font-weight="normal" officeooo:rsid="0060e2b2" style:font-weight-asian="normal" style:font-weight-complex="normal"/>
    </style:style>
    <style:style style:name="T48" style:family="text">
      <style:text-properties fo:font-weight="normal" officeooo:rsid="00626f89" style:font-weight-asian="normal" style:font-weight-complex="normal"/>
    </style:style>
    <style:style style:name="T49" style:family="text">
      <style:text-properties fo:font-weight="normal" officeooo:rsid="006421be" style:font-weight-asian="normal" style:font-weight-complex="normal"/>
    </style:style>
    <style:style style:name="T50" style:family="text">
      <style:text-properties fo:font-weight="normal" officeooo:rsid="007c1e20" style:font-weight-asian="normal" style:font-weight-complex="normal"/>
    </style:style>
    <style:style style:name="T51" style:family="text">
      <style:text-properties fo:font-weight="normal" officeooo:rsid="007e060a" style:font-weight-asian="normal" style:font-weight-complex="normal"/>
    </style:style>
    <style:style style:name="T52" style:family="text">
      <style:text-properties fo:font-weight="normal" officeooo:rsid="007f3988" style:font-weight-asian="normal" style:font-weight-complex="normal"/>
    </style:style>
    <style:style style:name="T53" style:family="text">
      <style:text-properties fo:font-weight="normal" officeooo:rsid="0083b7e8" style:font-weight-asian="normal" style:font-weight-complex="normal"/>
    </style:style>
    <style:style style:name="T54" style:family="text">
      <style:text-properties fo:font-weight="normal" officeooo:rsid="0084d36f" style:font-weight-asian="normal" style:font-weight-complex="normal"/>
    </style:style>
    <style:style style:name="T55" style:family="text">
      <style:text-properties fo:font-weight="normal" officeooo:rsid="00861022" style:font-weight-asian="normal" style:font-weight-complex="normal"/>
    </style:style>
    <style:style style:name="T56" style:family="text">
      <style:text-properties fo:font-weight="normal" officeooo:rsid="0086c759" style:font-weight-asian="normal" style:font-weight-complex="normal"/>
    </style:style>
    <style:style style:name="T57" style:family="text">
      <style:text-properties fo:font-weight="normal" officeooo:rsid="008ef5e7" style:font-weight-asian="normal" style:font-weight-complex="normal"/>
    </style:style>
    <style:style style:name="T58" style:family="text">
      <style:text-properties fo:font-weight="normal" officeooo:rsid="008f806b" style:font-weight-asian="normal" style:font-weight-complex="normal"/>
    </style:style>
    <style:style style:name="T59" style:family="text">
      <style:text-properties fo:font-weight="normal" officeooo:rsid="0090cfec" style:font-weight-asian="normal" style:font-weight-complex="normal"/>
    </style:style>
    <style:style style:name="T60" style:family="text">
      <style:text-properties fo:font-weight="normal" officeooo:rsid="0093188c" style:font-weight-asian="normal" style:font-weight-complex="normal"/>
    </style:style>
    <style:style style:name="T61" style:family="text">
      <style:text-properties fo:font-weight="normal" officeooo:rsid="0094b1f5" style:font-weight-asian="normal" style:font-weight-complex="normal"/>
    </style:style>
    <style:style style:name="T62" style:family="text">
      <style:text-properties fo:font-weight="normal" officeooo:rsid="00959e7f" style:font-weight-asian="normal" style:font-weight-complex="normal"/>
    </style:style>
    <style:style style:name="T63" style:family="text">
      <style:text-properties fo:font-weight="normal" officeooo:rsid="00969224" style:font-weight-asian="normal" style:font-weight-complex="normal"/>
    </style:style>
    <style:style style:name="T64" style:family="text">
      <style:text-properties fo:font-weight="normal" officeooo:rsid="002fe28a" style:font-weight-asian="normal" style:font-weight-complex="normal"/>
    </style:style>
    <style:style style:name="T65" style:family="text">
      <style:text-properties fo:font-weight="normal" officeooo:rsid="009f127f" style:font-weight-asian="normal" style:font-weight-complex="normal"/>
    </style:style>
    <style:style style:name="T66" style:family="text">
      <style:text-properties fo:font-weight="normal" officeooo:rsid="00a0d8c7" style:font-weight-asian="normal" style:font-weight-complex="normal"/>
    </style:style>
    <style:style style:name="T67" style:family="text">
      <style:text-properties fo:font-weight="normal" officeooo:rsid="00a2bed0" style:font-weight-asian="normal" style:font-weight-complex="normal"/>
    </style:style>
    <style:style style:name="T68" style:family="text">
      <style:text-properties fo:font-weight="normal" officeooo:rsid="00a44cbd" style:font-weight-asian="normal" style:font-weight-complex="normal"/>
    </style:style>
    <style:style style:name="T69" style:family="text">
      <style:text-properties fo:font-weight="normal" officeooo:rsid="00a75fcd" style:font-weight-asian="normal" style:font-weight-complex="normal"/>
    </style:style>
    <style:style style:name="T70" style:family="text">
      <style:text-properties fo:font-weight="normal" officeooo:rsid="00ab1cc7" style:font-weight-asian="normal" style:font-weight-complex="normal"/>
    </style:style>
    <style:style style:name="T71" style:family="text">
      <style:text-properties fo:font-weight="normal" officeooo:rsid="00c1148d" style:font-weight-asian="normal" style:font-weight-complex="normal"/>
    </style:style>
    <style:style style:name="T72" style:family="text">
      <style:text-properties fo:font-weight="normal" officeooo:rsid="00c20895" style:font-weight-asian="normal" style:font-weight-complex="normal"/>
    </style:style>
    <style:style style:name="T73" style:family="text">
      <style:text-properties fo:font-weight="normal" officeooo:rsid="00c249d5" style:font-weight-asian="normal" style:font-weight-complex="normal"/>
    </style:style>
    <style:style style:name="T74" style:family="text">
      <style:text-properties fo:font-weight="normal" officeooo:rsid="00c37f66" style:font-weight-asian="normal" style:font-weight-complex="normal"/>
    </style:style>
    <style:style style:name="T75" style:family="text">
      <style:text-properties fo:font-weight="normal" officeooo:rsid="00c4dbf2" style:font-weight-asian="normal" style:font-weight-complex="normal"/>
    </style:style>
    <style:style style:name="T76" style:family="text">
      <style:text-properties fo:font-weight="normal" officeooo:rsid="00c6bf95" style:font-weight-asian="normal" style:font-weight-complex="normal"/>
    </style:style>
    <style:style style:name="T77" style:family="text">
      <style:text-properties officeooo:rsid="0035871c"/>
    </style:style>
    <style:style style:name="T78" style:family="text">
      <style:text-properties officeooo:rsid="003e8176"/>
    </style:style>
    <style:style style:name="T79" style:family="text">
      <style:text-properties officeooo:rsid="0040bf54"/>
    </style:style>
    <style:style style:name="T80" style:family="text">
      <style:text-properties officeooo:rsid="004157c9"/>
    </style:style>
    <style:style style:name="T81" style:family="text">
      <style:text-properties officeooo:rsid="0042c7e3"/>
    </style:style>
    <style:style style:name="T82" style:family="text">
      <style:text-properties officeooo:rsid="0044a6a5"/>
    </style:style>
    <style:style style:name="T83" style:family="text">
      <style:text-properties officeooo:rsid="0046abf6"/>
    </style:style>
    <style:style style:name="T84" style:family="text">
      <style:text-properties officeooo:rsid="004863ce"/>
    </style:style>
    <style:style style:name="T85" style:family="text">
      <style:text-properties officeooo:rsid="0049e4b9"/>
    </style:style>
    <style:style style:name="T86" style:family="text">
      <style:text-properties officeooo:rsid="004ad3dd"/>
    </style:style>
    <style:style style:name="T87" style:family="text">
      <style:text-properties officeooo:rsid="004cbe90"/>
    </style:style>
    <style:style style:name="T88" style:family="text">
      <style:text-properties officeooo:rsid="004eb1b8"/>
    </style:style>
    <style:style style:name="T89" style:family="text">
      <style:text-properties officeooo:rsid="004fb636"/>
    </style:style>
    <style:style style:name="T90" style:family="text">
      <style:text-properties officeooo:rsid="00533217"/>
    </style:style>
    <style:style style:name="T91" style:family="text">
      <style:text-properties officeooo:rsid="0054139c"/>
    </style:style>
    <style:style style:name="T92" style:family="text">
      <style:text-properties officeooo:rsid="00555695"/>
    </style:style>
    <style:style style:name="T93" style:family="text">
      <style:text-properties officeooo:rsid="00587d20"/>
    </style:style>
    <style:style style:name="T94" style:family="text">
      <style:text-properties officeooo:rsid="005a095d"/>
    </style:style>
    <style:style style:name="T95" style:family="text">
      <style:text-properties officeooo:rsid="005a2666"/>
    </style:style>
    <style:style style:name="T96" style:family="text">
      <style:text-properties officeooo:rsid="005abd4c"/>
    </style:style>
    <style:style style:name="T97" style:family="text">
      <style:text-properties officeooo:rsid="005c64c0"/>
    </style:style>
    <style:style style:name="T98" style:family="text">
      <style:text-properties officeooo:rsid="005ce70e"/>
    </style:style>
    <style:style style:name="T99" style:family="text">
      <style:text-properties officeooo:rsid="005dc954"/>
    </style:style>
    <style:style style:name="T100" style:family="text">
      <style:text-properties officeooo:rsid="0065fd8c"/>
    </style:style>
    <style:style style:name="T101" style:family="text">
      <style:text-properties officeooo:rsid="0069411e"/>
    </style:style>
    <style:style style:name="T102" style:family="text">
      <style:text-properties officeooo:rsid="006d919b"/>
    </style:style>
    <style:style style:name="T103" style:family="text">
      <style:text-properties officeooo:rsid="006e9ca2"/>
    </style:style>
    <style:style style:name="T104" style:family="text">
      <style:text-properties officeooo:rsid="0070192c"/>
    </style:style>
    <style:style style:name="T105" style:family="text">
      <style:text-properties officeooo:rsid="00708c5b"/>
    </style:style>
    <style:style style:name="T106" style:family="text">
      <style:text-properties officeooo:rsid="00743817"/>
    </style:style>
    <style:style style:name="T107" style:family="text">
      <style:text-properties officeooo:rsid="0076f4b6"/>
    </style:style>
    <style:style style:name="T108" style:family="text">
      <style:text-properties officeooo:rsid="00777d61"/>
    </style:style>
    <style:style style:name="T109" style:family="text">
      <style:text-properties officeooo:rsid="0078fe3f"/>
    </style:style>
    <style:style style:name="T110" style:family="text">
      <style:text-properties officeooo:rsid="007bc8e4"/>
    </style:style>
    <style:style style:name="T111" style:family="text">
      <style:text-properties officeooo:rsid="007c1e20"/>
    </style:style>
    <style:style style:name="T112" style:family="text">
      <style:text-properties officeooo:rsid="007f3988"/>
    </style:style>
    <style:style style:name="T113" style:family="text">
      <style:text-properties officeooo:rsid="007fb169"/>
    </style:style>
    <style:style style:name="T114" style:family="text">
      <style:text-properties officeooo:rsid="007fd0c6"/>
    </style:style>
    <style:style style:name="T115" style:family="text">
      <style:text-properties style:text-position="super 58%" officeooo:rsid="007fd0c6"/>
    </style:style>
    <style:style style:name="T116" style:family="text">
      <style:text-properties officeooo:rsid="00810991"/>
    </style:style>
    <style:style style:name="T117" style:family="text">
      <style:text-properties officeooo:rsid="00899165"/>
    </style:style>
    <style:style style:name="T118" style:family="text">
      <style:text-properties officeooo:rsid="008abd7b"/>
    </style:style>
    <style:style style:name="T119" style:family="text">
      <style:text-properties officeooo:rsid="008c5357"/>
    </style:style>
    <style:style style:name="T120" style:family="text">
      <style:text-properties officeooo:rsid="008ca2db"/>
    </style:style>
    <style:style style:name="T121" style:family="text">
      <style:text-properties officeooo:rsid="008e49df"/>
    </style:style>
    <style:style style:name="T122" style:family="text">
      <style:text-properties officeooo:rsid="0093188c"/>
    </style:style>
    <style:style style:name="T123" style:family="text">
      <style:text-properties officeooo:rsid="00969224"/>
    </style:style>
    <style:style style:name="T124" style:family="text">
      <style:text-properties officeooo:rsid="0099dd1f"/>
    </style:style>
    <style:style style:name="T125" style:family="text">
      <style:text-properties officeooo:rsid="009c205e"/>
    </style:style>
    <style:style style:name="T126" style:family="text">
      <style:text-properties officeooo:rsid="009e0260"/>
    </style:style>
    <style:style style:name="T127" style:family="text">
      <style:text-properties officeooo:rsid="009f127f"/>
    </style:style>
    <style:style style:name="T128" style:family="text">
      <style:text-properties officeooo:rsid="00a54adf"/>
    </style:style>
    <style:style style:name="T129" style:family="text">
      <style:text-properties officeooo:rsid="00a6d403"/>
    </style:style>
    <style:style style:name="T130" style:family="text">
      <style:text-properties officeooo:rsid="00a6fc9c"/>
    </style:style>
    <style:style style:name="T131" style:family="text">
      <style:text-properties officeooo:rsid="00a8a571"/>
    </style:style>
    <style:style style:name="T132" style:family="text">
      <style:text-properties officeooo:rsid="00a9b24f"/>
    </style:style>
    <style:style style:name="T133" style:family="text">
      <style:text-properties officeooo:rsid="00ab4a4d"/>
    </style:style>
    <style:style style:name="T134" style:family="text">
      <style:text-properties officeooo:rsid="00abdee3"/>
    </style:style>
    <style:style style:name="T135" style:family="text">
      <style:text-properties officeooo:rsid="00adb205"/>
    </style:style>
    <style:style style:name="T136" style:family="text">
      <style:text-properties officeooo:rsid="00ae84fd"/>
    </style:style>
    <style:style style:name="T137" style:family="text">
      <style:text-properties officeooo:rsid="00af6d54"/>
    </style:style>
    <style:style style:name="T138" style:family="text">
      <style:text-properties officeooo:rsid="00afafec"/>
    </style:style>
    <style:style style:name="T139" style:family="text">
      <style:text-properties officeooo:rsid="00b1b1fd"/>
    </style:style>
    <style:style style:name="T140" style:family="text">
      <style:text-properties officeooo:rsid="00b24191"/>
    </style:style>
    <style:style style:name="T141" style:family="text">
      <style:text-properties officeooo:rsid="00b268ad"/>
    </style:style>
    <style:style style:name="T142" style:family="text">
      <style:text-properties officeooo:rsid="00b3327b"/>
    </style:style>
    <style:style style:name="T143" style:family="text">
      <style:text-properties officeooo:rsid="00b39b4a"/>
    </style:style>
    <style:style style:name="T144" style:family="text">
      <style:text-properties officeooo:rsid="00b63a6e"/>
    </style:style>
    <style:style style:name="T145" style:family="text">
      <style:text-properties officeooo:rsid="00b9b3d2"/>
    </style:style>
    <style:style style:name="T146" style:family="text">
      <style:text-properties officeooo:rsid="00ba09a0"/>
    </style:style>
    <style:style style:name="T147" style:family="text">
      <style:text-properties officeooo:rsid="00bbda89"/>
    </style:style>
    <style:style style:name="T148" style:family="text">
      <style:text-properties officeooo:rsid="00bedcdd"/>
    </style:style>
    <style:style style:name="T149" style:family="text">
      <style:text-properties officeooo:rsid="00bef75d"/>
    </style:style>
    <style:style style:name="T150" style:family="text">
      <style:text-properties officeooo:rsid="00c03f2b"/>
    </style:style>
    <style:style style:name="T151" style:family="text">
      <style:text-properties officeooo:rsid="00c0f9c0"/>
    </style:style>
    <style:style style:name="T152" style:family="text">
      <style:text-properties officeooo:rsid="00c1148d"/>
    </style:style>
    <style:style style:name="T153" style:family="text">
      <style:text-properties officeooo:rsid="00c37f66"/>
    </style:style>
    <style:style style:name="T154" style:family="text">
      <style:text-properties officeooo:rsid="00ca0b2c"/>
    </style:style>
    <style:style style:name="T155" style:family="text">
      <style:text-properties officeooo:rsid="00cb3355"/>
    </style:style>
    <style:style style:name="T156" style:family="text">
      <style:text-properties officeooo:rsid="00cbd43f"/>
    </style:style>
    <style:style style:name="T157" style:family="text">
      <style:text-properties officeooo:rsid="00cdd2af"/>
    </style:style>
    <style:style style:name="T158" style:family="text">
      <style:text-properties officeooo:rsid="00cec85d"/>
    </style:style>
    <style:style style:name="T159" style:family="text">
      <style:text-properties officeooo:rsid="00cef76a"/>
    </style:style>
    <style:style style:name="T160" style:family="text">
      <style:text-properties fo:color="#ff0000" loext:opacity="100%"/>
    </style:style>
    <style:style style:name="T161" style:family="text">
      <style:text-properties officeooo:rsid="00d206e5"/>
    </style:style>
    <style:style style:name="T162" style:family="text">
      <style:text-properties officeooo:rsid="00d362d5"/>
    </style:style>
    <style:style style:name="T163" style:family="text">
      <style:text-properties officeooo:rsid="00d3d73d"/>
    </style:style>
    <style:style style:name="T164" style:family="text">
      <style:text-properties officeooo:rsid="00d52b1b"/>
    </style:style>
    <style:style style:name="T165" style:family="text">
      <style:text-properties officeooo:rsid="00d5fdad"/>
    </style:style>
    <style:style style:name="T166" style:family="text">
      <style:text-properties officeooo:rsid="00d74c89"/>
    </style:style>
    <style:style style:name="T167" style:family="text">
      <style:text-properties officeooo:rsid="00d8e262"/>
    </style:style>
    <style:style style:name="T168" style:family="text">
      <style:text-properties officeooo:rsid="00d9c087"/>
    </style:style>
    <style:style style:name="T169" style:family="text">
      <style:text-properties officeooo:rsid="00db32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he ultimate guide </text:span><text:span text:style-name="T101">to Success with Passive income </text:span><text:span text:style-name="T154">Vol. 1</text:span></text:p>
      <text:p text:style-name="P22"><text:s text:c="822"/></text:p>
      <text:p text:style-name="P21"/>
      <text:p text:style-name="P23">Table of Contents</text:p>
      <text:p text:style-name="P23"/>
      <text:p text:style-name="P7">intro</text:p>
      <text:p text:style-name="P7">what is success</text:p>
      <text:p text:style-name="P7">determining your version of success</text:p>
      <text:p text:style-name="P7">define and pinpoint your goal</text:p>
      <text:p text:style-name="P7">being honest and establishing where you are now</text:p>
      <text:p text:style-name="P7">outlining the steps that you’ve taken towards your goal</text:p>
      <text:p text:style-name="P7">What have you accomplished already</text:p>
      <text:p text:style-name="P7">defining short term, mid term, and long t<text:span text:style-name="T20">erm goals</text:span></text:p>
      <text:p text:style-name="P7"/>
      <text:p text:style-name="P5"/>
      <text:p text:style-name="P6">Alright so <text:span text:style-name="T16">you want to plan for success. By setting a plan in motion you’ve </text:span><text:span text:style-name="T17">already </text:span><text:span text:style-name="T16">increased your odds exponentially. </text:span><text:span text:style-name="T17">Before we began I’m sure you have an initial end goal set in mind. If not I’ll do my best to help you find that goal. </text:span><text:span text:style-name="T18">Now that you’ve decided you wanted to be successful, let’s then define what success means to you. </text:span><text:span text:style-name="T19">For the team at kodoninja; </text:span><text:span text:style-name="T21">S</text:span><text:span text:style-name="T19">uccess </text:span><text:span text:style-name="T21">is simply the accomplishment of your goal, aim, and purpose at a much larger scale. </text:span></text:p>
      <text:p text:style-name="P6"/>
      <text:p text:style-name="P8">Throughout this guide we’ll be using a mock example <text:span text:style-name="T23">leading to one</text:span><text:span text:style-name="T22"> main goal. To get to this main goal we’ll be creating and completing smaller goals, varied by time, duration, and complexity. </text:span></text:p>
      <text:p text:style-name="P8"/>
      <text:p text:style-name="P24"><text:span text:style-name="T2">Time: </text:span><text:span text:style-name="T3">Planning out the order something </text:span>should <text:span text:style-name="T23">be completed</text:span>. </text:p>
      <text:p text:style-name="P25"><text:span text:style-name="T23">Duration: How long the task will be completed.</text:span> </text:p>
      <text:p text:style-name="P25"><text:span text:style-name="T23">Complexity: How </text:span>intricate or complicated <text:span text:style-name="T23">the task will be.</text:span></text:p>
      <text:p text:style-name="P25"/>
      <text:p text:style-name="P48">Now that we are clear on <text:span text:style-name="T24">those definitions </text:span><text:span text:style-name="T25">lets pick a big goal. Let’s say </text:span><text:span text:style-name="T30">Becoming a multi-millionaire</text:span><text:span text:style-name="T25">. </text:span><text:span text:style-name="T26">We’ll create multiple parts to this, </text:span><text:span text:style-name="T31">considering there’s almost infinite ways to become a multi millionaire</text:span><text:span text:style-name="T26">. </text:span><text:span text:style-name="T27">This is a very</text:span><text:span text:style-name="T25"> ambitious goal </text:span><text:span text:style-name="T27">and very obtainable.</text:span><text:span text:style-name="T25"> </text:span><text:span text:style-name="T27">When figuring out what defines success for you it can vary from individual to individual. Some view success as having multiple cars, houses, tons of money and so on.</text:span></text:p>
      <text:p text:style-name="P48"/>
      <text:p text:style-name="P49">The goal we have chosen can very much so get you these things if you desire. <text:span text:style-name="T28">Now that we’ve chosen our avenue </text:span><text:span text:style-name="T29">for</text:span><text:span text:style-name="T28"> success, lets outline the many steps (goals) needed to get there. </text:span></text:p>
      <text:p text:style-name="P49"/>
      <text:p text:style-name="P51">In this scenario we’ll <text:span text:style-name="T33">assume a few things:</text:span></text:p>
      <text:p text:style-name="P51"/>
      <text:list xml:id="list199244213" text:style-name="L1">
        <text:list-item>
          <text:p text:style-name="P145"><text:span text:style-name="T33">S</text:span><text:span text:style-name="T32">tarting net worth is - $40,000 making it more realistic with college and credit card debt. </text:span></text:p>
        </text:list-item>
        <text:list-item>
          <text:p text:style-name="P147">We’ll also assume that we don’t know anything, starting from complete ground zero.</text:p>
        </text:list-item>
        <text:list-item>
          <text:p text:style-name="P148">We are making around $30,000 before taxes a year</text:p>
        </text:list-item>
      </text:list>
      <text:p text:style-name="P26"/>
      <text:p text:style-name="P26"/>
      <text:p text:style-name="P26"/>
      <text:p text:style-name="P50"><text:span text:style-name="T34">Now l</text:span><text:span text:style-name="T31">et’s start out by creating </text:span><text:span text:style-name="T34">th</text:span><text:span text:style-name="T35">e</text:span><text:span text:style-name="T31"> general outline. </text:span><text:span text:style-name="T35">Becoming a millionaire may take some time. So we’ll increase the odds as well as speed up the time by </text:span><text:span text:style-name="T36">creating multiple sources of income</text:span></text:p>
      <text:p text:style-name="P50"/>
      <text:list xml:id="list630364571" text:style-name="L2">
        <text:list-item>
          <text:p text:style-name="P149"><text:soft-page-break/>Deciding on what type a millionaire to become</text:p>
          <text:list>
            <text:list-item>
              <text:p text:style-name="P151">Duration: 1+ days</text:p>
              <text:list>
                <text:list-item>
                  <text:p text:style-name="P152">Get a higher paying job</text:p>
                </text:list-item>
                <text:list-item>
                  <text:p text:style-name="P150">Trading/ Inves<text:span text:style-name="T79">ting</text:span></text:p>
                </text:list-item>
                <text:list-item>
                  <text:p text:style-name="P153">Reseller/ Whole seller</text:p>
                </text:list-item>
                <text:list-item>
                  <text:p text:style-name="P153">Freelancer</text:p>
                </text:list-item>
                <text:list-item>
                  <text:p text:style-name="P154">Blogger/ Author</text:p>
                </text:list-item>
                <text:list-item>
                  <text:p text:style-name="P153">YouTuber</text:p>
                </text:list-item>
                <text:list-item>
                  <text:p text:style-name="P155">Start a business</text:p>
                </text:list-item>
              </text:list>
            </text:list-item>
          </text:list>
        </text:list-item>
        <text:list-item>
          <text:p text:style-name="P156">Research each avenue </text:p>
          <text:list>
            <text:list-item>
              <text:p text:style-name="P151">Duration: 3+ months</text:p>
              <text:list>
                <text:list-item>
                  <text:p text:style-name="P151">Books</text:p>
                </text:list-item>
                <text:list-item>
                  <text:p text:style-name="P151">YouTube</text:p>
                </text:list-item>
                <text:list-item>
                  <text:p text:style-name="P157">Courses</text:p>
                </text:list-item>
              </text:list>
            </text:list-item>
          </text:list>
        </text:list-item>
        <text:list-item>
          <text:p text:style-name="P151">create a <text:span text:style-name="T33">financial</text:span> plan</text:p>
        </text:list-item>
      </text:list>
      <text:p text:style-name="P52"/>
      <text:p text:style-name="P53">Now before we continue let’s break down the various types of avenues that will get us to success.</text:p>
      <text:p text:style-name="P53"/>
      <text:p text:style-name="P1">Getting a higher paying job</text:p>
      <text:p text:style-name="P1"/>
      <text:p text:style-name="P36">We’re currently only making $30,000yr <text:span text:style-name="T37">with</text:span> $40,000 <text:span text:style-name="T37">in</text:span> debt. Let’s also assume we have a pretty useless college degree. And for some reason we decided to work a common job. <text:span text:style-name="T37">Now let’s get a higher paying job. We’ll say our current pay is $15hr. We have rent, bills, food, and various other expenses. </text:span><text:span text:style-name="T77">But since your working so much to meet ends meet. </text:span></text:p>
      <text:p text:style-name="P36"/>
      <text:p text:style-name="P38">Here we can either </text:p>
      <text:list xml:id="list170760122" text:style-name="L3">
        <text:list-item>
          <text:p text:style-name="P146"><text:span text:style-name="T40">quit our job for a higher paying one </text:span><text:span text:style-name="T41">(more income but less time to pursue multiple sources)</text:span></text:p>
        </text:list-item>
        <text:list-item>
          <text:p text:style-name="P158">replace the income and quit your job (frees up time so you may focus on the other streams)</text:p>
        </text:list-item>
        <text:list-item>
          <text:p text:style-name="P169"><text:span text:style-name="T38">Keep your current job </text:span><text:span text:style-name="T42">(work on other income sources during your spare time)</text:span></text:p>
        </text:list-item>
      </text:list>
      <text:p text:style-name="P40"/>
      <text:p text:style-name="P54"><text:span text:style-name="T42">W</text:span><text:span text:style-name="T38">ith every choice </text:span><text:span text:style-name="T43">listed</text:span><text:span text:style-name="T38"> you can achieve success. I’ll go more into depth on these in a book coming very soon. For this guide well just go with option b.</text:span></text:p>
      <text:p text:style-name="P36"/>
      <text:p text:style-name="P39">The reason why we would want to quit our job is because we have over 7 income streams we would like to get going. By supplementing the income you can rest assured you’ll have enough for bills and living expenses. <text:span text:style-name="T78">Throughout this process we’ll try to supplement with a higher paying gig.</text:span></text:p>
      <text:p text:style-name="P39"/>
      <text:p text:style-name="P37">We’ll set a <text:span text:style-name="T77">few</text:span> mid term goal<text:span text:style-name="T77">s that lead to us quitting our job</text:span></text:p>
      <text:list xml:id="list3433236852" text:style-name="L4">
        <text:list-item>
          <text:p text:style-name="P170"><text:span text:style-name="T39">R</text:span><text:span text:style-name="T38">educe spending and save any income you can</text:span></text:p>
          <text:list>
            <text:list-item>
              <text:p text:style-name="P170"><text:span text:style-name="T38">Duration; 2</text:span><text:span text:style-name="T44">+</text:span><text:span text:style-name="T38"> months</text:span></text:p>
            </text:list-item>
          </text:list>
        </text:list-item>
        <text:list-item>
          <text:p text:style-name="P159">Keep up with bills to avoid any late payments</text:p>
          <text:list>
            <text:list-item>
              <text:p text:style-name="P159">This will affect your credit and will become cumbersome in the future</text:p>
            </text:list-item>
            <text:list-item>
              <text:p text:style-name="P160">Persure a repayment method that keeps you afloat</text:p>
            </text:list-item>
          </text:list>
        </text:list-item>
      </text:list>
      <text:p text:style-name="P9">By now I’d assume you’d have at least $2,000 set aside. Hence forward we will no longer <text:span text:style-name="T80">be using banks at least not for holding money in the traditional way. Your money is no good to you in banks. Savings accounts have no bearing in today’s highly inflated </text:span><text:span text:style-name="T81">markets. If your money is left sitting in the bank it can not work and grow for you. Money should be out bringing back more of its friends for you. The cost of goods increases while the value of your dollar stays the same, thus it looses value. Banks become very rich of your dollar by taking that money and investing it. For instance you have $500 in </text:span><text:soft-page-break/><text:span text:style-name="T81">savings, that amount grows less then 0.001% on interest nothing. They’ve most likely made over 20% of its value by investing it. </text:span></text:p>
      <text:p text:style-name="P9"/>
      <text:p text:style-name="P19">Trading and investing </text:p>
      <text:p text:style-name="P10"/>
      <text:p text:style-name="P10">We’ll now create a few trading and investing accounts to start your portfolio. <text:span text:style-name="T82">The ones listed are based on my own experience and ones that I currently have. With your own research you can find the right ones for you.</text:span></text:p>
      <text:p text:style-name="P9"/>
      <text:list xml:id="list4182082441" text:style-name="L5">
        <text:list-item>
          <text:p text:style-name="P171">Webull</text:p>
        </text:list-item>
        <text:list-item>
          <text:p text:style-name="P171">Fidelity</text:p>
        </text:list-item>
        <text:list-item>
          <text:p text:style-name="P171">TD Amertrade </text:p>
        </text:list-item>
        <text:list-item>
          <text:p text:style-name="P171">E-Trade</text:p>
        </text:list-item>
        <text:list-item>
          <text:p text:style-name="P171">Robinhood</text:p>
        </text:list-item>
        <text:list-item>
          <text:p text:style-name="P172">M1 Finance</text:p>
        </text:list-item>
      </text:list>
      <text:p text:style-name="P11"/>
      <text:p text:style-name="P11">I’ll provide link<text:span text:style-name="T83">s</text:span> to a few of these to help you get started. I recommend you start with 3 of these platforms listed above. I recommend you start with a minimum of $100 each to see just how things work. Id honestly advise putting in a bit more but this is entirely depending upon your risk factor and how fast you want to reach your overall goal.</text:p>
      <text:p text:style-name="P11"/>
      <text:p text:style-name="P16">1. Webull</text:p>
      <text:p text:style-name="P28"><text:a xlink:type="simple" xlink:href="https://act.webull.com/iv/j9d9jqotVD5o/191/inviteUs/main" text:style-name="Internet_20_link" text:visited-style-name="Visited_20_Internet_20_Link"><text:span text:style-name="T5">https://act.webull.com/iv/j9d9jqotVD5o/191/inviteUs/main</text:span></text:a></text:p>
      <text:p text:style-name="P28"/>
      <text:p text:style-name="P60">2. Robinhood</text:p>
      <text:p text:style-name="P30"><text:a xlink:type="simple" xlink:href="https://join.robinhood.com/emmanum121" text:style-name="Internet_20_link" text:visited-style-name="Visited_20_Internet_20_Link"><text:span text:style-name="T90">https://join.robinhood.com/emmanum121</text:span></text:a></text:p>
      <text:p text:style-name="P29"/>
      <text:p text:style-name="P29"/>
      <text:p text:style-name="P55">3. M1 Finance</text:p>
      <text:p text:style-name="P31"><text:a xlink:type="simple" xlink:href="https://m1.finance/C6Fb4FhFkT8d" text:style-name="Internet_20_link" text:visited-style-name="Visited_20_Internet_20_Link"><text:span text:style-name="T91">https://m1.finance/C6Fb4FhFkT8d</text:span></text:a></text:p>
      <text:p text:style-name="P31"/>
      <text:p text:style-name="P31"/>
      <text:p text:style-name="P11"/>
      <text:p text:style-name="P12">I’ll provide links to articles where I go into detail on this subject matter. There’s a great deal of risk involved however this can be very rewarding to the educatded in disciplined. In an abridged version well be putting money into 3 of these accounts. Depending on your sitiuation I recomened you put as much money as you can. Well keep it simple buy buying <text:span text:style-name="T84">b</text:span> lightly on the trend in the dip and selling high. Since were starting off with such a small amount of money <text:span text:style-name="T85">w</text:span>e’ll be swing trading. Posting trades and selling on another day.</text:p>
      <text:p text:style-name="P12"/>
      <text:p text:style-name="P13">The opportunity for trading is limitless. I shouldn’t have to tell you the mountains of millionaires this avenue creates alone. However I’d take a conservative approach if your not to advised on this. <text:span text:style-name="T86">Now for this stream we wont be taking money out from these accounts for a while. This is mainly to gain a net worth creating assests. I recommend try buying and holding stocks the gain at least a 3%-5% return. Your money made by just holding stocks will be reinvested to gain more compound interest. The mpre money you contribute the more money you earn</text:span></text:p>
      <text:p text:style-name="P13"/>
      <text:p text:style-name="P20">Reselling </text:p>
      <text:p text:style-name="P14"/>
      <text:p text:style-name="P14"><text:soft-page-break/>This method is very simple; <text:span text:style-name="T88">a</text:span>lthough it won’t make you am <text:span text:style-name="T87">m</text:span>illionaire overnight like <text:span text:style-name="T88">any of our</text:span> other streams. You can work to grow this into a businesses th<text:span text:style-name="T88">e</text:span>n eventually scale to be much larger. <text:span text:style-name="T88">This process is buying something at a fraction of the retail value then reselling this at full market value. Used items obviously sell lower then new items. If you’ve ever sold anything online </text:span><text:span text:style-name="T89">on </text:span><text:span text:style-name="T88">ebay </text:span><text:span text:style-name="T89">etc, your already more than halfway there. </text:span></text:p>
      <text:p text:style-name="P14"/>
      <text:p text:style-name="P17">If you haven’t already lets create a few </text:p>
      <text:p text:style-name="P14"/>
      <text:p text:style-name="P27"><text:span text:style-name="T8">Although t</text:span><text:span text:style-name="T4">he</text:span><text:span text:style-name="T9">y’</text:span><text:span text:style-name="T4">re quite a few ways you can do reselling. </text:span><text:span text:style-name="T7">W</text:span><text:span text:style-name="T4">e’ll be focusing on liquidat</text:span><text:span text:style-name="T6">ed</text:span><text:span text:style-name="T4"> </text:span><text:span text:style-name="T6">products. This is </text:span>generally <text:span text:style-name="T95">a</text:span> company's inventory <text:span text:style-name="T93">being sold </text:span><text:span text:style-name="T95">in bulk</text:span><text:span text:style-name="T93"> at a</text:span> big discount. <text:span text:style-name="T94">There could be multiple reasons why a company would want to get rid of new merchandise. Some reasons could be they are closing </text:span><text:span text:style-name="T96">down</text:span><text:span text:style-name="T94">, they need to liquidate </text:span><text:span text:style-name="T96">there inventory on hand</text:span><text:span text:style-name="T94">. Product</text:span><text:span text:style-name="T96">s</text:span><text:span text:style-name="T94"> could be a tough sell, out of season, overstocked, minor defect</text:span><text:span text:style-name="T96">s</text:span><text:span text:style-name="T94"> and so on. You could also b</text:span><text:span text:style-name="T96">u</text:span><text:span text:style-name="T94">y used product returns that may or may not be operational. Either way this is a massive way to make money. </text:span><text:s/></text:p>
      <text:p text:style-name="P27"/>
      <text:p text:style-name="P58">At this point I want you to research this really hard and only put in about $800. I know this sounds like a lot but you could potentially make double or triple your money. If things go wrong <text:span text:style-name="T97">for </text:span>some odd reason I know you could at least break even. Below I have <text:span text:style-name="T97">recommended</text:span> a few websites that you’ll be using. For now lets start with <text:a xlink:type="simple" xlink:href="https://www.liquidation.com/" text:style-name="Internet_20_link" text:visited-style-name="Visited_20_Internet_20_Link">liquidation.com</text:a>. Here you bid on bulk items. <text:span text:style-name="T97">Here you’ll bidding against <text:s/>other buyers to win whats being sold.</text:span> </text:p>
      <text:p text:style-name="P58"/>
      <text:p text:style-name="P59">Things to consider: </text:p>
      <text:p text:style-name="P59">- make sure there is a demand for the product</text:p>
      <text:p text:style-name="P59">- Make sure the item <text:span text:style-name="T98">can be sold at or near </text:span><text:span text:style-name="T99">market value.</text:span></text:p>
      <text:p text:style-name="P59"/>
      <text:p text:style-name="P15"/>
      <text:p text:style-name="P18">1. Liquidation.com</text:p>
      <text:p text:style-name="P32"><text:a xlink:type="simple" xlink:href="https://www.liquidation.com/" text:style-name="Internet_20_link" text:visited-style-name="Visited_20_Internet_20_Link"><text:span text:style-name="T4">https://www.liquidation.com/</text:span></text:a></text:p>
      <text:p text:style-name="P27"/>
      <text:p text:style-name="P27"/>
      <text:p text:style-name="P56"/>
      <text:p text:style-name="P56">2. B Stock</text:p>
      <text:p text:style-name="P32"><text:a xlink:type="simple" xlink:href="https://bstock.com/auctions/amazon/" text:style-name="Internet_20_link" text:visited-style-name="Visited_20_Internet_20_Link"><text:span text:style-name="T92">https://bstock.com/auctions/amazon/</text:span></text:a></text:p>
      <text:p text:style-name="P32"/>
      <text:p text:style-name="P57">3. Direct Liquidation</text:p>
      <text:p text:style-name="P33"><text:a xlink:type="simple" xlink:href="https://www.directliquidation.com/" text:style-name="Internet_20_link" text:visited-style-name="Visited_20_Internet_20_Link"><text:span text:style-name="T93">https://www.directliquidation.com/</text:span></text:a></text:p>
      <text:p text:style-name="P57"/>
      <text:p text:style-name="P2"/>
      <text:p text:style-name="P2"/>
      <text:p text:style-name="P2"/>
      <text:p text:style-name="P2"/>
      <text:p text:style-name="P2">Freelancer</text:p>
      <text:p text:style-name="P2"/>
      <text:p text:style-name="P34"><text:span text:style-name="T45">If you have any skills that others </text:span><text:span text:style-name="T46">find useful here’s your chance to shine. </text:span><text:span text:style-name="T47">There are platforms where you can sell your skills to customers. This method is a little harder to automate. However for active income this is the best option. Work on your own terms, and rates for needed cash that can turn int a business or career. </text:span><text:span text:style-name="T46">These can be any skills like <text:line-break/></text:span></text:p>
      <text:list xml:id="list1659122299" text:style-name="L6">
        <text:list-item>
          <text:p text:style-name="P161">video editing </text:p>
        </text:list-item>
        <text:list-item>
          <text:p text:style-name="P161"><text:soft-page-break/>photo editing </text:p>
        </text:list-item>
        <text:list-item>
          <text:p text:style-name="P161">Proofreading and Editing</text:p>
        </text:list-item>
        <text:list-item>
          <text:p text:style-name="P161">Book cover design</text:p>
        </text:list-item>
        <text:list-item>
          <text:p text:style-name="P161">Logo Design</text:p>
        </text:list-item>
        <text:list-item>
          <text:p text:style-name="P161">Web/Mobile app developing </text:p>
        </text:list-item>
        <text:list-item>
          <text:p text:style-name="P161">Article Writing</text:p>
        </text:list-item>
        <text:list-item>
          <text:p text:style-name="P161">Virtual Assistant</text:p>
        </text:list-item>
        <text:list-item>
          <text:p text:style-name="P161">Resume and cover letter designing </text:p>
        </text:list-item>
        <text:list-item>
          <text:p text:style-name="P161">Shirt Design</text:p>
        </text:list-item>
        <text:list-item>
          <text:p text:style-name="P161">Personal Training</text:p>
        </text:list-item>
      </text:list>
      <text:p text:style-name="P44"/>
      <text:p text:style-name="P44">There’s hundreds of other skills that you may have that people need. And this alone if done right can goner you way over 6 figures a year. To get to this level will take some time and determination. So to get started well be focusing on two platforms</text:p>
      <text:p text:style-name="P64"/>
      <text:list xml:id="list361608779" text:style-name="L7">
        <text:list-item>
          <text:p text:style-name="P173">Fiver</text:p>
        </text:list-item>
        <text:list-item>
          <text:p text:style-name="P162">Upwork</text:p>
        </text:list-item>
      </text:list>
      <text:p text:style-name="P44"/>
      <text:p text:style-name="P61"><text:span text:style-name="T38">Although there many more out there these two will </text:span><text:span text:style-name="T47">do perfectly. Fiver is a website where you can sell your services stating at $5. The opportunities are vast </text:span><text:span text:style-name="T48">and creative. You can charge $20 - $100/hr for a mobile app development service. Or package deals like 10 shirt designs for $15 each. You can test websites and apps of $20 /hr. Whatever the case may be it can vary quite a bit.</text:span></text:p>
      <text:p text:style-name="P45"/>
      <text:p text:style-name="P62"><text:span text:style-name="T38">Getting started on Fiver is like any other </text:span><text:span text:style-name="T49">website. </text:span></text:p>
      <text:p text:style-name="P46"/>
      <text:p text:style-name="P35"><text:a xlink:type="simple" xlink:href="http://www.fiverr.com/s2/a774e9a99b" text:style-name="Internet_20_link" text:visited-style-name="Visited_20_Internet_20_Link"><text:span text:style-name="T100">http://www.fiverr.com/s2/a774e9a99b</text:span></text:a></text:p>
      <text:p text:style-name="P46"/>
      <text:list xml:id="list2997223642" text:style-name="L8">
        <text:list-item>
          <text:p text:style-name="P163">You can either join with an email, facebook, google or apple account.</text:p>
        </text:list-item>
        <text:list-item>
          <text:p text:style-name="P178"><text:span text:style-name="T49">C</text:span><text:span text:style-name="T38">hoose a username</text:span></text:p>
          <text:list>
            <text:list-item>
              <text:p text:style-name="P164">your account</text:p>
            </text:list-item>
          </text:list>
        </text:list-item>
      </text:list>
      <text:p text:style-name="P47"/>
      <text:p text:style-name="P3">Blogger/ Author</text:p>
      <text:p text:style-name="P41">Blogging has become <text:span text:style-name="T102">one of my favorites things to do in general. It’s a good way to </text:span><text:span text:style-name="T103">get my thoughts out, that others can relate to. I also use my skills and experiences learned over the years to help others achieve the same if not better success as I did. </text:span><text:span text:style-name="T104">It was this very method that </text:span><text:span text:style-name="T105">this guide was made available. </text:span></text:p>
      <text:p text:style-name="P41"/>
      <text:p text:style-name="P42">In order to make money with this route you’ll need to build a library of content for people to read. You’ll need to tackle a few things before hand.</text:p>
      <text:p text:style-name="P42"/>
      <text:list xml:id="list4204043563" text:style-name="L9">
        <text:list-item>
          <text:p text:style-name="P165">Find your niche (what your blog is about) &amp; (who its targeted to)</text:p>
        </text:list-item>
        <text:list-item>
          <text:p text:style-name="P166">Design or create your blog</text:p>
        </text:list-item>
        <text:list-item>
          <text:p text:style-name="P166">Deliver desirable and quality content.</text:p>
          <text:list>
            <text:list-item>
              <text:p text:style-name="P166">Add value to your content.</text:p>
            </text:list-item>
          </text:list>
        </text:list-item>
        <text:list-item>
          <text:p text:style-name="P166">Engage your readers</text:p>
          <text:list>
            <text:list-item>
              <text:p text:style-name="P166">Comments</text:p>
            </text:list-item>
            <text:list-item>
              <text:p text:style-name="P166">quizzes</text:p>
            </text:list-item>
            <text:list-item>
              <text:p text:style-name="P166">forums</text:p>
            </text:list-item>
          </text:list>
        </text:list-item>
        <text:list-item>
          <text:p text:style-name="P167"><text:span text:style-name="T106">Drive traffic by p</text:span>romot<text:span text:style-name="T106">ing</text:span> <text:span text:style-name="T106">(all social media)</text:span></text:p>
          <text:list>
            <text:list-item>
              <text:p text:style-name="P168"><text:soft-page-break/>Facebook</text:p>
            </text:list-item>
            <text:list-item>
              <text:p text:style-name="P168">Pininterest</text:p>
            </text:list-item>
            <text:list-item>
              <text:p text:style-name="P168">Instagram</text:p>
            </text:list-item>
            <text:list-item>
              <text:p text:style-name="P168">Medium</text:p>
            </text:list-item>
          </text:list>
        </text:list-item>
      </text:list>
      <text:p text:style-name="P43"/>
      <text:p text:style-name="P43"><text:span text:style-name="T107">Find your niche. Establish </text:span><text:span text:style-name="T108">your</text:span><text:span text:style-name="T107"> purpose and </text:span><text:span text:style-name="T108">develop your</text:span><text:span text:style-name="T107"> brand. Give it some time, build your database </text:span><text:span text:style-name="T108">of</text:span><text:span text:style-name="T107"> </text:span><text:span text:style-name="T108">really good captivating content.</text:span><text:span text:style-name="T107"> </text:span><text:span text:style-name="T108">You won’t be making money for a little while so don’t get discouraged. Blogging can bring you anywhere from cents to several thousand a month. This amount depends entirely on you </text:span><text:span text:style-name="T109">on how much effort is put into this venture. Now lets take a look at a few of the various ways money can be made from blogging.</text:span></text:p>
      <text:p text:style-name="P43"/>
      <text:p text:style-name="P108"><text:bookmark text:name="viewer-4dvhd"/>Offer paid membership plans</text:p>
      <text:p text:style-name="P65"><text:span text:style-name="T110">Create exclusive content for paid monthly members. </text:span><text:span text:style-name="T111">M</text:span><text:span text:style-name="T110">ajority of your content should be </text:span><text:span text:style-name="T111">a</text:span><text:span text:style-name="T110">vailable for free. </text:span></text:p>
      <text:p text:style-name="P67">However you should captivate members with exclusive content:</text:p>
      <text:list xml:id="list1439394120" text:style-name="L10">
        <text:list-item>
          <text:p text:style-name="P179"><text:span text:style-name="T51">A</text:span><text:span text:style-name="T50">udio variations </text:span><text:span text:style-name="T51">of your blog </text:span></text:p>
        </text:list-item>
        <text:list-item>
          <text:p text:style-name="P181">Audio books</text:p>
        </text:list-item>
        <text:list-item>
          <text:p text:style-name="P181">E-books</text:p>
        </text:list-item>
        <text:list-item>
          <text:p text:style-name="P181">Books</text:p>
        </text:list-item>
        <text:list-item>
          <text:p text:style-name="P181">Online courses</text:p>
        </text:list-item>
        <text:list-item>
          <text:p text:style-name="P182">coaching </text:p>
        </text:list-item>
        <text:list-item>
          <text:p text:style-name="P182">consulting services</text:p>
        </text:list-item>
        <text:list-item>
          <text:p text:style-name="P181">Podcast</text:p>
        </text:list-item>
        <text:list-item>
          <text:p text:style-name="P181">Webinar</text:p>
        </text:list-item>
      </text:list>
      <text:p text:style-name="P93"><text:span text:style-name="T51">It may also be an option to sell these mention above adjacent from your monthly subscriptions. Our vision at </text:span><text:a xlink:type="simple" xlink:href="https://www.kodoninja.com/index.php" text:style-name="Internet_20_link" text:visited-style-name="Visited_20_Internet_20_Link"><text:span text:style-name="T51">kodoninja.com</text:span></text:a><text:span text:style-name="T51"> is to offer the listed above at a cost without a monthly plan. Then offer </text:span><text:span text:style-name="T52">most of </text:span><text:span text:style-name="T51">these free with the subscription pla</text:span><text:span text:style-name="T52">n. Then have a </text:span><text:span text:style-name="T51">discounted cost </text:span><text:span text:style-name="T52">for items such as physical books, webinars, courses, audio-books and so on.</text:span></text:p>
      <text:p text:style-name="P67">You can either offer pricing plans that accommodate levels of exclusive content. Or just one flat monthly fee (not yearly). There could be more options but the first two are strongly recommended.</text:p>
      <text:p text:style-name="P66">This is a great opportunity but it should be really worth there wild. A lot of information is available for free everywhere. So whatever your going to offer needs to supersede or match most paid content available elsewhere.</text:p>
      <text:p text:style-name="P92"><text:span text:style-name="T10">Make money from online ads</text:span> </text:p>
      <text:p text:style-name="P111">Attach Google Analytics <text:span text:style-name="T112">as well as any other traffic logging software</text:span> to your blog. By doing this, <text:span text:style-name="T10">you</text:span> as well as<text:span text:style-name="T10"> Google</text:span> can see just how much traffic is drawn to your website. <text:span text:style-name="T112">When your website is pulling </text:span><text:soft-page-break/><text:span text:style-name="T112">in a decent amount of traffic. You will be able to put click based ads on your website. </text:span><text:span text:style-name="T113">Every time someone clicks an ad you get paid.</text:span></text:p>
      <text:p text:style-name="P94"><text:span text:style-name="T113">Create accounts with online ad platforms so you may add them to your platform. The most popular one is </text:span><text:a xlink:type="simple" xlink:href="https://www.google.com/adsense/start/" text:style-name="Internet_20_link" text:visited-style-name="Visited_20_Internet_20_Link"><text:span text:style-name="T113">Google AdSense</text:span></text:a><text:span text:style-name="T113">. Here you can tailor which ads you’d like to be visible on your platform. If you have a fitness blog, you could have fitness, health, and nutrition based ads. If you have a motivation blog, you can have self-help related ads. No matter what industry your more than likely to find an ad you’d like to be on your website</text:span></text:p>
      <text:p text:style-name="P112">Some other popular platform are:</text:p>
      <text:list xml:id="list1232094550" text:style-name="L11">
        <text:list-item>
          <text:p text:style-name="P217"><text:a xlink:type="simple" xlink:href="https://www.media.net/" text:style-name="Internet_20_link" text:visited-style-name="Visited_20_Internet_20_Link">Media.net</text:a></text:p>
        </text:list-item>
      </text:list>
      <text:p text:style-name="P112"/>
      <text:list xml:id="list215009971473938" text:continue-numbering="true" text:style-name="L11">
        <text:list-item>
          <text:p text:style-name="P217"><text:a xlink:type="simple" xlink:href="https://www.buysellads.com/" text:style-name="Internet_20_link" text:visited-style-name="Visited_20_Internet_20_Link">BuySellAds</text:a></text:p>
        </text:list-item>
      </text:list>
      <text:p text:style-name="P112"/>
      <text:list xml:id="list215009223556352" text:continue-numbering="true" text:style-name="L11">
        <text:list-item>
          <text:p text:style-name="P217"><text:a xlink:type="simple" xlink:href="https://www.viglink.com/" text:style-name="Internet_20_link" text:visited-style-name="Visited_20_Internet_20_Link">Sovrn</text:a></text:p>
        </text:list-item>
      </text:list>
      <text:p text:style-name="P112"/>
      <text:list xml:id="list215008750948539" text:continue-numbering="true" text:style-name="L11">
        <text:list-item>
          <text:p text:style-name="P217"><text:a xlink:type="simple" xlink:href="https://www.monumetric.com/" text:style-name="Internet_20_link" text:visited-style-name="Visited_20_Internet_20_Link">Monumetric</text:a></text:p>
        </text:list-item>
      </text:list>
      <text:p text:style-name="P112"/>
      <text:list xml:id="list215009905951632" text:continue-numbering="true" text:style-name="L11">
        <text:list-item>
          <text:p text:style-name="P180"><text:a xlink:type="simple" xlink:href="https://affiliate-program.amazon.com/" text:style-name="Internet_20_link" text:visited-style-name="Visited_20_Internet_20_Link"><text:span text:style-name="T116">Amazon Associates</text:span></text:a></text:p>
        </text:list-item>
      </text:list>
      <text:p text:style-name="P95"/>
      <text:p text:style-name="P96"><text:span text:style-name="T114">Others can be found below in the 2</text:span><text:span text:style-name="T115">nd</text:span><text:span text:style-name="T114"> link under references.</text:span></text:p>
      <text:p text:style-name="P103"/>
      <text:p text:style-name="P103"><text:bookmark text:name="viewer-cugu8"/>Become an affiliate marketer</text:p>
      <text:p text:style-name="P96"><text:span text:style-name="T53">Affiliate marketing is one you may come across often. Have you ever heard some of your favorite youTubers boast about a product they love so much? You may have heard </text:span><text:a xlink:type="simple" xlink:href="https://www.tunnelbear.com/" text:style-name="Internet_20_link" text:visited-style-name="Visited_20_Internet_20_Link"><text:span text:style-name="T53">TunnelBear</text:span></text:a><text:span text:style-name="T53"> or </text:span><text:a xlink:type="simple" xlink:href="https://www.expressvpn.com/" text:style-name="Internet_20_link" text:visited-style-name="Visited_20_Internet_20_Link"><text:span text:style-name="T53">Expressvpn</text:span></text:a><text:span text:style-name="T53"> being boasted b</text:span><text:span text:style-name="T54">y your favorite tech YouTubers like Linus Tech Tips. You may have heard about brands like </text:span><text:a xlink:type="simple" xlink:href="https://www.ridge.com/" text:style-name="Internet_20_link" text:visited-style-name="Visited_20_Internet_20_Link"><text:span text:style-name="T54">Rige Wallet</text:span></text:a><text:span text:style-name="T54">. Or </text:span><text:a xlink:type="simple" xlink:href="https://www.gfuel.com/" text:style-name="Internet_20_link" text:visited-style-name="Visited_20_Internet_20_Link"><text:span text:style-name="T54">G-Fuel</text:span></text:a><text:span text:style-name="T54"> from your favorite gamer’s. These are all the result of affiliate marketing.</text:span></text:p>
      <text:p text:style-name="P97"><text:span text:style-name="T54">These people among several others have partnered with brands to promote their products. When doing so you </text:span><text:span text:style-name="T38">earn a commission</text:span><text:span text:style-name="T54">s</text:span><text:span text:style-name="T38"> for every product sale that originated from your </text:span><text:span text:style-name="T54">affiliate link or code. Know your branding. Find products that you know your readers will associate with. </text:span><text:span text:style-name="T55">If your running a nutrition blog. Perhaps promte things like:</text:span></text:p>
      <text:list xml:id="list81535311" text:style-name="L12">
        <text:list-item>
          <text:p text:style-name="P183">Meal preps</text:p>
        </text:list-item>
        <text:list-item>
          <text:p text:style-name="P183">blenders</text:p>
        </text:list-item>
        <text:list-item>
          <text:p text:style-name="P183">Juicers </text:p>
        </text:list-item>
        <text:list-item>
          <text:p text:style-name="P183">Vitamins</text:p>
        </text:list-item>
        <text:list-item>
          <text:p text:style-name="P183"><text:soft-page-break/>Health food brands</text:p>
        </text:list-item>
      </text:list>
      <text:p text:style-name="P115"><text:span text:style-name="T38">You get it. Just make sure everything is perfectly aligned. Both parties should benefit. Br</text:span><text:span text:style-name="T56">a</text:span><text:span text:style-name="T38">nds need to know there product can be sold </text:span><text:span text:style-name="T56">to the same targeted audience with</text:span><text:span text:style-name="T38"> your platform. </text:span><text:span text:style-name="T56">Additionally</text:span><text:span text:style-name="T38"> they need to know that you have a </text:span><text:span text:style-name="T56">decent</text:span><text:span text:style-name="T38"> platform </text:span><text:span text:style-name="T56">size</text:span><text:span text:style-name="T38"> in order for there product to be sold. </text:span></text:p>
      <text:p text:style-name="P86"/>
      <text:p text:style-name="P104"><text:bookmark text:name="viewer-18ub1"/>Write sponsored posts</text:p>
      <text:p text:style-name="P68">This is very similar to the affiliate marketing mentioned above. Although the more common approach is for businesses to contact you <text:span text:style-name="T117">by email</text:span>. It isn’t uncommon for you to reach out to a brand, that aligns with the vision of your blog. </text:p>
      <text:p text:style-name="P70">When you do reach out to a brand for partnership be sure to include a few things:</text:p>
      <text:list xml:id="list3983230908" text:style-name="L13">
        <text:list-item>
          <text:p text:style-name="P184">Let them know how sponsored post would be beneficial for the both of you. However keep the focus on them. Add in how the content, and users from your platform aligns with there vision and product. Mention your traffic and similar click rates on other links.</text:p>
        </text:list-item>
        <text:list-item>
          <text:p text:style-name="P185">Ask for permission to write a series of reviews across periods of time. A one in done review may seem like an obvious money grab. Readers may believe <text:span text:style-name="T122">you don’t actually like the product.</text:span></text:p>
        </text:list-item>
      </text:list>
      <text:p text:style-name="P69">This option entails writing about a product. Giving a product review is the more common approach. Write about how you’ve used a particular product. <text:span text:style-name="T118">Or how it made life better or easier. Lets keep the same scenerio of the nutrition blog. </text:span><text:span text:style-name="T119">Let’s say:</text:span></text:p>
      <text:list xml:id="list3304785689" text:style-name="L14">
        <text:list-item>
          <text:p text:style-name="P186">You’ve been using a particular <text:span text:style-name="T120">meal prep. Talk about how, when why youve been it. How its making your meals better. </text:span><text:span text:style-name="T121">And why others should follow suit.</text:span></text:p>
        </text:list-item>
        <text:list-item>
          <text:p text:style-name="P187">You use the Ninja blender religiously. Talk about what shakes you should make with it. How it holds up. Compare it to a competitor </text:p>
        </text:list-item>
        <text:list-item>
          <text:p text:style-name="P188">If you’ve undergone a major transformation using a product, show it off talk about the process the beginning and end result. Get your readers emotionally attached to your transformation and the product.</text:p>
        </text:list-item>
      </text:list>
      <text:p text:style-name="P98"><text:span text:style-name="T57">I would take the opportunity to boast about th</text:span><text:span text:style-name="T58">is</text:span><text:span text:style-name="T57"> product. For me I wouldn’t even mention a product if I didn’t otherwise know, use and enjoy </text:span><text:span text:style-name="T58">it</text:span><text:span text:style-name="T57">. </text:span><text:span text:style-name="T59">Just be sure to add a disclaimer letting your reades know that this is a sponsored post.</text:span></text:p>
      <text:p text:style-name="P105"/>
      <text:p text:style-name="P105"><text:bookmark text:name="viewer-4dtpc"/>Ask for donations</text:p>
      <text:p text:style-name="P98"><text:span text:style-name="T60">Add a donation button, it can’t hurt. Let’s take this platform </text:span><text:a xlink:type="simple" xlink:href="https://www.kodoninja.com/" text:style-name="Internet_20_link" text:visited-style-name="Visited_20_Internet_20_Link"><text:span text:style-name="T60">Kodoninja</text:span></text:a><text:span text:style-name="T60"> for example. Although I teach enreprenual options, investing, trading, self-improvement and so on. This is a business. Donoations will help for pay for better writers, equipment for filming, book publishing, business startups, severs for projects, money for trading/investing. Money for designing and editing the list can go on and on. It could also be used to buy, review, and promote product I know will benefit my readers. <text:s/>The money will help me stay motivated, hire a larger team, and pay the community to help add to my content. </text:span></text:p>
      <text:p text:style-name="P99"><text:soft-page-break/><text:span text:style-name="T60">No matter what your doing, </text:span><text:span text:style-name="T61">You’ll need money and your readers will understand. O</text:span><text:span text:style-name="T60">pportunity for expansion is always needed. I plan to grow with this platform. I’d assume you would like to grow with your blog as well. </text:span><text:span text:style-name="T61">If you provide a lot of </text:span><text:span text:style-name="T11">FREE</text:span><text:span text:style-name="T61"> priceless content like this very guide, a donation should be self inclined. Just don’t be aggressive and pushy. Make there donations fell welcomed and needed. Thank them and let them know what the money is going towards. Be transparent.</text:span></text:p>
      <text:p text:style-name="P106"/>
      <text:p text:style-name="P109">Sell merchandise</text:p>
      <text:p text:style-name="P71">If you don’t decide to put a donation button, having a online store may be a great option. Utilizing both of these would be the best option, as we do. We offer a lot of free content. But we as should you, offer paid content like the list listed under <text:span text:style-name="T10">“</text:span><text:span text:style-name="T12">Offer paid membership plans</text:span><text:span text:style-name="T10">”</text:span>.<text:span text:style-name="T10"> <text:s/></text:span></text:p>
      <text:p text:style-name="P110"/>
      <text:p text:style-name="P100"><text:span text:style-name="T61">Whether it be clothing, water bottles, </text:span><text:span text:style-name="T62">physical books</text:span><text:span text:style-name="T61">, shoes, or bags. A fan and reader of your blog are buying the merchandise to support you. </text:span><text:span text:style-name="T62">I’m </text:span><text:span text:style-name="T63">100% sure</text:span><text:span text:style-name="T62"> you’ve come across </text:span><text:span text:style-name="T63">an</text:span><text:span text:style-name="T62"> influincers online store before. Just abut every influencier has one, to earn income. </text:span><text:span text:style-name="T63">The items that’s sold will be like the ones just mentioned and more.<text:tab/></text:span></text:p>
      <text:p text:style-name="P87"/>
      <text:p text:style-name="P107"><text:span text:style-name="T123">6. </text:span>YouTube</text:p>
      <text:p text:style-name="P72">Youtube can be the most lucrative forms of income revenue <text:span text:style-name="T125">streams </text:span>on this list. Depending on you. You can range anywhere<text:span text:style-name="T124"> from nothing to millions. </text:span><text:span text:style-name="T125">But let’s not get ahead of ourselves. Let’s assume you don’t already have a channel. If you do simply skip ahead to a step that your currently on. </text:span></text:p>
      <text:p text:style-name="P72"/>
      <text:p text:style-name="P73">There various of other social media methods for monetization as well. However we’ll be focusing on this one. There are billions pf people watching youtube every miniute. Although there is seemingly an unlimited amount of content and <text:span text:style-name="T126">users on this platform. Every minitue a YouTuber manages to work there way to monetization.</text:span></text:p>
      <text:p text:style-name="P73"/>
      <text:p text:style-name="P74">The reasons for starting a youtube channel are endless. <text:span text:style-name="T127">But lets see what benefits to the viewer it holds.</text:span></text:p>
      <text:list xml:id="list1807749861" text:style-name="L15">
        <text:list-item>
          <text:p text:style-name="P189">Your audience can connect with you visually</text:p>
        </text:list-item>
        <text:list-item>
          <text:p text:style-name="P189">Majority of people prefer seeing than reading</text:p>
        </text:list-item>
        <text:list-item>
          <text:p text:style-name="P218"><text:span text:style-name="T38">Anyone can visually p</text:span><text:span text:style-name="T65">u</text:span><text:span text:style-name="T38">t themselves in your shoes </text:span></text:p>
        </text:list-item>
        <text:list-item>
          <text:p text:style-name="P190">Your fans want to see your lifestyle </text:p>
        </text:list-item>
        <text:list-item>
          <text:p text:style-name="P191">Seeing is believing</text:p>
        </text:list-item>
        <text:list-item>
          <text:p text:style-name="P190">They see the person behind the content</text:p>
        </text:list-item>
        <text:list-item>
          <text:p text:style-name="P190"/>
        </text:list-item>
      </text:list>
      <text:p text:style-name="P125"><text:soft-page-break/><text:span text:style-name="T66">The benefits above may not mean much to you but it means a ton to the viewer. Think about yourself watching YouTube. What are the things your looking for in the content your viewing? Think about what you look for, and add to the list </text:span><text:span text:style-name="T67">from number 7.</text:span></text:p>
      <text:p text:style-name="P88"/>
      <text:p text:style-name="P126"><text:span text:style-name="T38">OK, now you have an idea of what </text:span><text:span text:style-name="T69">the</text:span><text:span text:style-name="T38"> viewer is looking for, from your own viewpoints and expectations. </text:span><text:span text:style-name="T68">L</text:span><text:span text:style-name="T38">ets make our way to creating your channel. </text:span><text:span text:style-name="T68">The first step should be:</text:span></text:p>
      <text:p text:style-name="P89"/>
      <text:p text:style-name="P127"><text:span text:style-name="T68">W</text:span><text:span text:style-name="T38">hat your channel will be about</text:span></text:p>
      <text:p text:style-name="P75">Self explanatory. What will your channel be about? If you have no idea, let’s try to come up with a few ideas on how to determine this. <text:span text:style-name="T128">What are you into? What are your hobbies? What are things that you can talk about hour</text:span><text:span text:style-name="T129">s on? A lot to consider. I’d start buy listing your passions and hobbies. Let’s take a look at mine for example.</text:span></text:p>
      <text:list xml:id="list1648124017" text:style-name="L16">
        <text:list-item>
          <text:p text:style-name="P192">Coding</text:p>
        </text:list-item>
        <text:list-item>
          <text:p text:style-name="P192">Trading/ Investing</text:p>
        </text:list-item>
        <text:list-item>
          <text:p text:style-name="P193">Entrepreneurship</text:p>
        </text:list-item>
        <text:list-item>
          <text:p text:style-name="P192">Health &amp; Fitness/ Body Building/ Martial arts</text:p>
        </text:list-item>
        <text:list-item>
          <text:p text:style-name="P194">Nutrition</text:p>
        </text:list-item>
        <text:list-item>
          <text:p text:style-name="P192">Biking</text:p>
        </text:list-item>
        <text:list-item>
          <text:p text:style-name="P192">Self-Improvement</text:p>
        </text:list-item>
        <text:list-item>
          <text:p text:style-name="P192">Gaming</text:p>
        </text:list-item>
        <text:list-item>
          <text:p text:style-name="P192">Tech/ <text:span text:style-name="T132">Reviews</text:span></text:p>
        </text:list-item>
        <text:list-item>
          <text:p text:style-name="P192">Movies</text:p>
        </text:list-item>
        <text:list-item>
          <text:p text:style-name="P192">Anime</text:p>
        </text:list-item>
        <text:list-item>
          <text:p text:style-name="P192">Reading/ Writing </text:p>
        </text:list-item>
      </text:list>
      <text:p text:style-name="P76">That about sums up myself; more or less. Now let’s see how we can make this into a channel. <text:span text:style-name="T130">The majority of Gurus and pros would say, “you should stick to a niche”. I’d agree however some of the most popular YouTube</text:span><text:span text:style-name="T131">rs</text:span><text:span text:style-name="T130"> branch outside of a spefic niche, </text:span><text:span text:style-name="T131">like Ijustine. </text:span></text:p>
      <text:p text:style-name="P77"/>
      <text:p text:style-name="P77">In that case let’s try to narrow down to a primary focus. <text:span text:style-name="T131">For me ill go with my first 3:</text:span></text:p>
      <text:list xml:id="list3042246446" text:style-name="L17">
        <text:list-item>
          <text:p text:style-name="P197">Coding</text:p>
        </text:list-item>
        <text:list-item>
          <text:p text:style-name="P197">Trading/ Investing</text:p>
        </text:list-item>
        <text:list-item>
          <text:p text:style-name="P197">Entrepreneurship</text:p>
        </text:list-item>
      </text:list>
      <text:p text:style-name="P78"><text:soft-page-break/>I’ll also add secondary focuses such as:</text:p>
      <text:list xml:id="list3274103380" text:style-name="L18">
        <text:list-item>
          <text:p text:style-name="P198">Self-Improvement</text:p>
        </text:list-item>
        <text:list-item>
          <text:p text:style-name="P195">Tech/ Reviews</text:p>
          <text:p text:style-name="P195"/>
        </text:list-item>
      </text:list>
      <text:p text:style-name="P79">A bonus step if you could manage them is to create other channels for other passions in your life. For instance a podcast or casual channel for: </text:p>
      <text:list xml:id="list3903129831" text:style-name="L19">
        <text:list-item>
          <text:p text:style-name="P196">Main Channel / vloging, lifestlyle channel</text:p>
        </text:list-item>
        <text:list-item>
          <text:p text:style-name="P219"><text:span text:style-name="T38">Podcasting / </text:span><text:span text:style-name="T70">Casual </text:span><text:span text:style-name="T38">[anime, movies, tech, games,…] channel</text:span></text:p>
        </text:list-item>
        <text:list-item>
          <text:p text:style-name="P199">Health / Fitness / Nutrition channel </text:p>
        </text:list-item>
      </text:list>
      <text:p text:style-name="P90">If you can manage them the list could go on and on. The obvious recommendation would be to focus on one in the beginning. Then make your way to the others. Build your audience, polish your niche and find the right groove and charisma that works for you. For me ill start with all 3</text:p>
      <text:p text:style-name="P90"/>
      <text:p text:style-name="P131">What type of channel</text:p>
      <text:p text:style-name="P80">Now that you’ve figured out <text:span text:style-name="T133">what your channel will be about lets see what type of channel you’ll have. This can range fr</text:span><text:span text:style-name="T134">o</text:span><text:span text:style-name="T133">m style to tone, </text:span><text:span text:style-name="T134">and </text:span><text:span text:style-name="T133">feel </text:span><text:span text:style-name="T134">of your channel. Some questions to ask would be:</text:span></text:p>
      <text:list xml:id="list3214798566" text:style-name="L20">
        <text:list-item>
          <text:p text:style-name="P200">Do I want to be serious or nonchalant?</text:p>
        </text:list-item>
        <text:list-item>
          <text:p text:style-name="P200">Do I want to add or have a lifestyle vlog aspect to the channel?</text:p>
        </text:list-item>
        <text:list-item>
          <text:p text:style-name="P200">Does my channel depend on news, gossip etc.?</text:p>
        </text:list-item>
        <text:list-item>
          <text:p text:style-name="P201">Will my channel be scripted, bulleted, <text:span text:style-name="T135">outlined, free and loose or a mixture pf it all?</text:span></text:p>
        </text:list-item>
        <text:list-item>
          <text:p text:style-name="P202">Will my channel be high production or <text:span text:style-name="T136">low</text:span> production?</text:p>
        </text:list-item>
        <text:list-item>
          <text:p text:style-name="P202"/>
        </text:list-item>
      </text:list>
      <text:p text:style-name="P129">Channel <text:span text:style-name="T137">Budget / </text:span>Cost</text:p>
      <text:p text:style-name="P81">Feel free to add to the list here. Once you’ve decided on your type of channel. Let’s head over to the initial cost. This can very from person to person. I won’t go into much detail here but ill share with you my cost. <text:span text:style-name="T137">I would take the slightly mid to higher end quality </text:span><text:span text:style-name="T138">road. So ill be setting my over all budget </text:span><text:span text:style-name="T142">is </text:span><text:span text:style-name="T143">roughly </text:span><text:span text:style-name="T14">$6,390 -</text:span><text:span text:style-name="T138"> </text:span><text:span text:style-name="T13">$6,</text:span><text:span text:style-name="T14">5</text:span><text:span text:style-name="T13">00</text:span><text:span text:style-name="T138"> </text:span><text:span text:style-name="T142">this is my beginning budget for what I call Studio V1.4. An upgrade to my current studio.</text:span></text:p>
      <text:p text:style-name="P83">If that price seems a bit much, that’s okay. I will not be buying everything outright. This will be a rather slow build starting with the camera and the things needed for it. <text:span text:style-name="T144">When considering your budget I’d start by building a dream studio in versions starting with version 1 just as I did. Then work towards fufulling the studio version. Start reasonably if your budget is around $1,000, thats okay. Use mostly what you have and add once you can.</text:span></text:p>
      <text:p text:style-name="P133"><text:soft-page-break/>Further detail and methods will be explained in the book.</text:p>
      <text:p text:style-name="P82">Now that I have my initial budget let’s narrow down what my spending will be on. <text:span text:style-name="T139">For me this will be a bit limiting since I have most of what I need already.</text:span></text:p>
      <text:list xml:id="list386416926" text:style-name="L21">
        <text:list-item>
          <text:p text:style-name="P203">Equipment<text:span text:style-name="T140"> - </text:span><text:span text:style-name="T141">$3,540</text:span></text:p>
          <text:list>
            <text:list-item>
              <text:p text:style-name="P204">Filming - </text:p>
              <text:list>
                <text:list-item>
                  <text:p text:style-name="P205"><text:span text:style-name="T139">Mid-range </text:span>Camera - <text:span text:style-name="T139">$1,000</text:span></text:p>
                </text:list-item>
                <text:list-item>
                  <text:p text:style-name="P206">Camera Lenses - $1,000</text:p>
                </text:list-item>
                <text:list-item>
                  <text:p text:style-name="P206">Camera <text:span text:style-name="T140">addons</text:span> - $<text:span text:style-name="T142">1,370</text:span></text:p>
                  <text:list>
                    <text:list-item>
                      <text:p text:style-name="P206">Cage rig - $400</text:p>
                    </text:list-item>
                    <text:list-item>
                      <text:p text:style-name="P206">microphone - $220</text:p>
                    </text:list-item>
                    <text:list-item>
                      <text:p text:style-name="P208">Monitor Amplifier - $600</text:p>
                    </text:list-item>
                    <text:list-item>
                      <text:p text:style-name="P207">accessories - <text:span text:style-name="T140">$150</text:span></text:p>
                    </text:list-item>
                  </text:list>
                </text:list-item>
              </text:list>
            </text:list-item>
          </text:list>
        </text:list-item>
        <text:list-item>
          <text:p text:style-name="P208">Lighting - <text:span text:style-name="T10">$</text:span><text:span text:style-name="T14">4</text:span><text:span text:style-name="T10">0</text:span></text:p>
          <text:list>
            <text:list-item>
              <text:p text:style-name="P204">Light box (2) - $20</text:p>
            </text:list-item>
          </text:list>
        </text:list-item>
        <text:list-item>
          <text:p text:style-name="P209">Podcast Recording - <text:span text:style-name="T15">$280</text:span></text:p>
          <text:list>
            <text:list-item>
              <text:p text:style-name="P210">Microphone - $80</text:p>
            </text:list-item>
            <text:list-item>
              <text:p text:style-name="P210">Audio interface - $200</text:p>
            </text:list-item>
          </text:list>
        </text:list-item>
        <text:list-item>
          <text:p text:style-name="P211">Background / Scenery - <text:span text:style-name="T14">$1,100</text:span></text:p>
          <text:list>
            <text:list-item>
              <text:p text:style-name="P208">Futon / Couch - $300</text:p>
            </text:list-item>
            <text:list-item>
              <text:p text:style-name="P208">Foam panels - $200</text:p>
            </text:list-item>
            <text:list-item>
              <text:p text:style-name="P208">Tv - $600</text:p>
            </text:list-item>
          </text:list>
        </text:list-item>
        <text:list-item>
          <text:p text:style-name="P208">Setup - <text:span text:style-name="T10">$1,600</text:span></text:p>
          <text:list>
            <text:list-item>
              <text:p text:style-name="P208">Desk - $1,200</text:p>
            </text:list-item>
            <text:list-item>
              <text:p text:style-name="P208">Chair - $400</text:p>
            </text:list-item>
          </text:list>
        </text:list-item>
      </text:list>
      <text:p text:style-name="P84">That’s my budget camera equipment and studio. I don’t have a wardrobe budget, because I wear essentially the same thing everyday. There’s no software budget, since I use all free open source software. <text:span text:style-name="T145">Anything else I already have and have been building for about 5 years now. </text:span><text:s/></text:p>
      <text:p text:style-name="P128"><text:span text:style-name="T146">Planning your YouTube</text:span> channel</text:p>
      <text:p text:style-name="P134">I won’t go into detail here <text:span text:style-name="T147">in this guide</text:span> but let’s outline the steps here.</text:p>
      <text:list xml:id="list949149561" text:style-name="L22">
        <text:list-item>
          <text:p text:style-name="P212">Planning</text:p>
        </text:list-item>
        <text:list-item>
          <text:p text:style-name="P212">Filming</text:p>
        </text:list-item>
        <text:list-item>
          <text:p text:style-name="P212"><text:soft-page-break/>Editing</text:p>
        </text:list-item>
        <text:list-item>
          <text:p text:style-name="P212">Promoting</text:p>
        </text:list-item>
        <text:list-item>
          <text:p text:style-name="P214">Monetizing</text:p>
        </text:list-item>
      </text:list>
      <text:p text:style-name="P130">Monetization steps</text:p>
      <text:p text:style-name="P135">Okay so there’s a lot going <text:span text:style-name="T148">on</text:span> before you even start to film your channel. Now you have a few videos listed. <text:span text:style-name="T148">Let’s figure out how to start making money. To begin making money directly through YouTube you’ll just need to accomplish two things and thats:</text:span></text:p>
      <text:list xml:id="list2323589911" text:style-name="L23">
        <text:list-item>
          <text:p text:style-name="P213">Gain 1,000 subscribers</text:p>
        </text:list-item>
        <text:list-item>
          <text:p text:style-name="P213">Get 4,000 views</text:p>
        </text:list-item>
      </text:list>
      <text:p text:style-name="P85">So this isn’t a lot <text:span text:style-name="T150">however</text:span> it’<text:span text:style-name="T150">ll</text:span> will take some time to get there. Some will get to th<text:span text:style-name="T151">ere</text:span> faster than others. <text:span text:style-name="T151">I</text:span>t all depends on you, the audience, your content, <text:span text:style-name="T149">and </text:span>the algorithm. If<text:span text:style-name="T149"> your one of the lucky ones who has friends. I’d get started by asking if they'd subscribe and view your content. Remember both are equally as important.</text:span></text:p>
      <text:p text:style-name="P101"><text:span text:style-name="T71">Now that you hit the two thresholds let’s start monetizing. Head over to the YouTube studio click on the monitization tab and join the </text:span><text:a xlink:type="simple" xlink:href="https://support.google.com/youtube/answer/72851?hl=en" text:style-name="Internet_20_link" text:visited-style-name="Visited_20_Internet_20_Link">YouTube Partner Program</text:a>. <text:span text:style-name="T152">You account will go under review and soon hopefully you can began being monetized. </text:span><text:s/></text:p>
      <text:p text:style-name="P101"><text:span text:style-name="T153">You’ll also</text:span> need to set up a <text:a xlink:type="simple" xlink:href="https://www.google.com/adsense/start/" office:target-frame-name="_blank" xlink:show="new" text:style-name="Internet_20_link" text:visited-style-name="Visited_20_Internet_20_Link">Google AdSense</text:a> account. <text:span text:style-name="T153">This tracks and pays you for all the YouTube ads shown on your account. If for some reason your against ads on your account. Note your missing out on a valuable source of income that could rake in tens of thousands a month.</text:span></text:p>
      <text:p text:style-name="P102"><text:span text:style-name="T63">W</text:span><text:span text:style-name="T72">hen creating your channel be mindful of the audance. </text:span></text:p>
      <text:list xml:id="list225392578" text:style-name="L24">
        <text:list-item>
          <text:p text:style-name="P215">Ask yourself would a brand want to be associated with my channel and its content?</text:p>
        </text:list-item>
        <text:list-item>
          <text:p text:style-name="P215">Can my channel be considered family friendly?</text:p>
        </text:list-item>
        <text:list-item>
          <text:p text:style-name="P220"><text:span text:style-name="T38">Will people ge</text:span><text:span text:style-name="T75">t</text:span><text:span text:style-name="T38"> offended with my content?</text:span></text:p>
        </text:list-item>
        <text:list-item>
          <text:p text:style-name="P215">Do I represent myself in the best interest of the YouTube community?</text:p>
        </text:list-item>
        <text:list-item>
          <text:p text:style-name="P215">Can my content be considered raunchy, hate speech, vogur, degrading and so on?</text:p>
        </text:list-item>
      </text:list>
      <text:p text:style-name="P141"><text:span text:style-name="T38">Will this may vary from person to </text:span><text:span text:style-name="T73">person</text:span><text:span text:style-name="T38">. Its best to carry yourself in a matter that can bring in a large audience </text:span><text:span text:style-name="T73">that is family friendly. I have my beliefs as does anyone. However I like to make money. And I’d like to be in good terms with YouTube and its advisors. </text:span></text:p>
      <text:p text:style-name="P142"><text:span text:style-name="T38">If you have deeper beliefs that may offend most. Do as I, and post this on your blog riddled with warnings that it may offend some... Also you may consider creating a </text:span><text:a xlink:type="simple" xlink:href="https://www.patreon.com/?utm_source=mi_google_US&amp;utm_campaign=prospecting_brand_Brand_LAL_Patreon_Nameplate_Exact&amp;utm_term=patreon&amp;utm_medium=cpc&amp;utm_content=467371055937&amp;gclid=Cj0KCQjwvO2IBhCzARIsALw3ASrSDZeONm8hVXUoTiow8ktt5BK2k6htuZSNevP5sgzwQV5BmbhHcisaAlfTEALw_wcB&amp;gclsrc=aw.ds" text:style-name="Internet_20_link" text:visited-style-name="Visited_20_Internet_20_Link"><text:span text:style-name="T38">Patreon</text:span></text:a><text:span text:style-name="T38"> channel. There they are less restrictive and you should not have to worry about being demonetized. Also an excellent way to earn income from your videos.</text:span></text:p>
      <text:p text:style-name="P142"><text:span text:style-name="T38">Quality and substance is also very important. As brands normally wouldn’t </text:span><text:span text:style-name="T74">want to </text:span><text:span text:style-name="T38">be </text:span><text:span text:style-name="T74">associated</text:span><text:span text:style-name="T38"> with low quality content. This is why I dedicated a decent amount of money for filming, recording, and </text:span><text:soft-page-break/><text:span text:style-name="T38">editing equipment. </text:span><text:span text:style-name="T74">I also took a considerable amount of time to figure out what content I would be talking about in a unique way.</text:span></text:p>
      <text:p text:style-name="P143"><text:span text:style-name="T74">S</text:span><text:span text:style-name="T38">imilar for what what was said under blog sponsoring. I’ll list a few things to consider when </text:span><text:span text:style-name="T76">choosing or accepting a brand and products.</text:span></text:p>
      <text:list xml:id="list1863936953" text:style-name="L25">
        <text:list-item>
          <text:p text:style-name="P216">Make sure you would actually use the product.</text:p>
        </text:list-item>
        <text:list-item>
          <text:p text:style-name="P216">Accept brand that align with your views.</text:p>
        </text:list-item>
        <text:list-item>
          <text:p text:style-name="P216">Don’t just accept anyone. Your audience will grow tiresome of having someone constantly trying to sell them something.</text:p>
        </text:list-item>
        <text:list-item>
          <text:p text:style-name="P216">Don’t start using random products you would’nt otherwise have used before sponsoring.</text:p>
        </text:list-item>
        <text:list-item>
          <text:p text:style-name="P216">Be guinene and upfont on a review or product.</text:p>
        </text:list-item>
        <text:list-item>
          <text:p text:style-name="P216">Know your audience, and there needs.</text:p>
        </text:list-item>
      </text:list>
      <text:p text:style-name="P91">The list goeos on and but you get the general idea.</text:p>
      <text:p text:style-name="P144">To get to the point of monitization. Be constant in your post and its quality. Don’t sacrifice quantity over quality. Also keep posting on your blog and platform. Your YouTune channel is essentially connecting to your blog.</text:p>
      <text:p text:style-name="P144">For further information on how to maximaze effenciency be sure to check out the link(s) below. And stay tuned to the YouTube ultimate guide.</text:p>
      <text:p text:style-name="P144"><text:a xlink:type="simple" xlink:href="https://neilpatel.com/blog/monetize-youtube/" text:style-name="Internet_20_link" text:visited-style-name="Visited_20_Internet_20_Link">https://neilpatel.com/blog/monetize-youtube/</text:a> </text:p>
      <text:p text:style-name="P144"/>
      <text:p text:style-name="P132">Starting a business</text:p>
      <text:p text:style-name="P136">If you have a <text:span text:style-name="T155">valuable talent or skill that is worth people buying. Then starting a business may be for you. There’s various types of business to start. Far more than I am qualified to give you any information on. </text:span></text:p>
      <text:p text:style-name="P139">Side Note</text:p>
      <text:p text:style-name="P137">I can only tell you about the <text:span text:style-name="T157">type of</text:span> business I’<text:span text:style-name="T157">ve</text:span> started. If you notice I omitted several things like real-estate, options trading, and various others. <text:span text:style-name="T157">O</text:span>nly given you information on <text:span text:style-name="T156">methods I’ve actually used from my own personal experience. As other volumes of this guide comes out in the future I can add in other methods and techniques.</text:span></text:p>
      <text:p text:style-name="P138">If your a fan of <text:a xlink:type="simple" xlink:href="https://www.kodoninja.com/" text:style-name="Internet_20_link" text:visited-style-name="Visited_20_Internet_20_Link">https://www.kodoninja.com/</text:a> you know that I am a software developer with a company I started called <text:a xlink:type="simple" xlink:href="https://www.aviyon.net/" text:style-name="Internet_20_link" text:visited-style-name="Visited_20_Internet_20_Link">https://www.aviyon.net/</text:a>. <text:span text:style-name="T157">This is primarly a software development/design company. Which creates </text:span><text:span text:style-name="T158">custom open source</text:span><text:span text:style-name="T157"> applications, websites, and software.</text:span></text:p>
      <text:p text:style-name="P140">The business revolves around my talent accumulated since high school. I have a near perfect understanding of software design and development. This is my element as so your should be. Learn how to turn your skill into a business.</text:p>
      <text:p text:style-name="P140"><text:soft-page-break/>A great benefit of this is tax and assist protection. 95% of the equipment I own and use for YouTube is under my business. Thus it can be written of. Everything from equipment, clothes/wardrobe, food, gas,... <text:span text:style-name="T159">to</text:span> portions of your <text:span text:style-name="T159">rent from your apartment etc</text:span>. <text:span text:style-name="T159">In the future maybe your business buys a property are building space to conduct your YouTube etc.</text:span> <text:span text:style-name="T160">I’d strongly suggest consulting a lawyer, CPA and gather more information from sources that are legally quilifed to give you more accurate information.</text:span></text:p>
      <text:p text:style-name="P123">Research</text:p>
      <text:p text:style-name="P117">Proper research can take anywhere from <text:span text:style-name="T161">days</text:span> to years. <text:span text:style-name="T162">I’m a strong believer in learning and the acquisition of new knowledge shouldn't ever end</text:span>. <text:span text:style-name="T162">Persons such as Warren Buffet and Bill Gates still study to this day after achieving ultimate success.</text:span> <text:span text:style-name="T163">In addition </text:span><text:span text:style-name="T164">by </text:span><text:span text:style-name="T161">reading this guide; I believe you’</text:span><text:span text:style-name="T164">ve</text:span><text:span text:style-name="T161"> at grasp</text:span><text:span text:style-name="T164">ed</text:span><text:span text:style-name="T161"> a fine understanding of </text:span><text:span text:style-name="T164">simple </text:span><text:span text:style-name="T161">avenues to gain financial success.</text:span></text:p>
      <text:p text:style-name="P118">For whatever your definition <text:span text:style-name="T165">of financial</text:span> success <text:span text:style-name="T165">and financial freedom are</text:span>. These methods <text:span text:style-name="T165">are sure to get you to </text:span><text:span text:style-name="T166">whatever that definition may be. For greater success I recommend to further learn from </text:span><text:span text:style-name="T167">3 of my favorite sources.</text:span></text:p>
      <text:p text:style-name="P119"/>
      <text:p text:style-name="P120">1) Books</text:p>
      <text:p text:style-name="P121">Hands down my favorite form of learning are books. That can be physical<text:span text:style-name="T168"> books, to digital books. I personally carry a kindle </text:span><text:span text:style-name="T169">filled with way over a hundreds books, various pdfs, and cheat cheats.</text:span><text:span text:style-name="T168"> </text:span><text:span text:style-name="T169">I also have a few physical books usually 1 or 2, and a Surface Pro 4 tablet that has thousands of digital books. At home I even have a physical collection of books of over 120 throughput my apartment.</text:span></text:p>
      <text:p text:style-name="P122">Needless to say I love books and I love learning new things and skills. Oddly enough I have several books on the same exact topic to further help me understand the topic.</text:p>
      <text:p text:style-name="P118"/>
      <text:p text:style-name="P124">Perseverance </text:p>
      <text:p text:style-name="P63"/>
      <text:list xml:id="list215009082504984" text:continue-list="list630364571" text:style-name="L2">
        <text:list-item>
          <text:p text:style-name="P174">Research each avenue </text:p>
          <text:list>
            <text:list-item>
              <text:p text:style-name="P175">Duration: 3+ months</text:p>
              <text:list>
                <text:list-item>
                  <text:p text:style-name="P175">Books</text:p>
                </text:list-item>
                <text:list-item>
                  <text:p text:style-name="P175">YouTube</text:p>
                </text:list-item>
                <text:list-item>
                  <text:p text:style-name="P177">Courses</text:p>
                </text:list-item>
              </text:list>
            </text:list-item>
          </text:list>
        </text:list-item>
        <text:list-item>
          <text:p text:style-name="P176"><text:span text:style-name="T63">create a </text:span><text:span text:style-name="T64">financial</text:span><text:span text:style-name="T63"> plan</text:span></text:p>
        </text:list-item>
      </text:list>
      <text:p text:style-name="P116"/>
      <text:p text:style-name="P113">Refrences</text:p>
      <text:list xml:id="list955105249" text:style-name="L26">
        <text:list-item>
          <text:p text:style-name="P221"><text:a xlink:type="simple" xlink:href="https://www.wix.com/blog/2019/01/how-to-monetize-blog?utm_source=google&amp;utm_medium=cpc&amp;utm_campaign=9766148092" text:style-name="Internet_20_link" text:visited-style-name="Visited_20_Internet_20_Link"><text:span text:style-name="T114">https://www.wix.com/blog/2019/01/how-to-monetize-blog?utm_source=google&amp;utm_medium=cpc&amp;utm_campaign=9766148092</text:span></text:a><text:a xlink:type="simple" xlink:href="https://www.wix.com/blog/2019/01/how-to-monetize-blog?utm_source=google&amp;utm_medium=cpc&amp;utm_campaign=9766148092%5E99337315866&amp;experiment_id=%5Eb%5E428880544298%5E%5E_DSA&amp;gclid=Cj0KCQjw6NmHBhD2ARIsAI3hrM28bRWlgTknFxWTv4N-Z_21RCMwIKzr1qzXrjcIKd2CndzGTd8OXaUaAhemEALw_wcB" text:style-name="Internet_20_link" text:visited-style-name="Visited_20_Internet_20_Link"><text:span text:style-name="T114">^99337315866&amp;experiment_id=^b^428880544298^^_DSA&amp;gclid=Cj0KCQjw6NmHBhD2ARIsAI3hrM28bRWlgTknFxWTv4N-Z_21RCMwIKzr1qzXrjcIKd2CndzGTd8OXaUaAhemEALw_wcB</text:span></text:a></text:p>
        </text:list-item>
        <text:list-item>
          <text:p text:style-name="P221"><text:a xlink:type="simple" xlink:href="https://bloggingwizard.com/best-google-adsense-alternatives/" text:style-name="Internet_20_link" text:visited-style-name="Visited_20_Internet_20_Link">https://bloggingwizard.com/best-google-adsense-alternatives/</text:a> </text:p>
        </text:list-item>
        <text:list-item>
          <text:p text:style-name="P221"><text:soft-page-break/><text:a xlink:type="simple" xlink:href="https://vidiq.com/blog/post/how-to-monetize-youtube-channel-beginners-guide/" text:style-name="Internet_20_link" text:visited-style-name="Visited_20_Internet_20_Link">https://vidiq.com/blog/post/how-to-monetize-youtube-channel-beginners-guide/</text:a> </text:p>
        </text:list-item>
      </text:list>
      <text:p text:style-name="P114"/>
      <text:p text:style-name="P1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5T23:47:46.384000000</meta:creation-date>
    <dc:date>2022-02-07T17:20:52.147000000</dc:date>
    <meta:editing-duration>P40DT23H23M50S</meta:editing-duration>
    <meta:editing-cycles>36</meta:editing-cycles>
    <meta:generator>LibreOffice/7.1.1.2$Windows_X86_64 LibreOffice_project/fe0b08f4af1bacafe4c7ecc87ce55bb426164676</meta:generator>
    <meta:document-statistic meta:table-count="0" meta:image-count="0" meta:object-count="0" meta:page-count="16" meta:paragraph-count="308" meta:word-count="5314" meta:character-count="30701" meta:non-whitespace-character-count="24975"/>
  </office:meta>
</office:document-meta>
</file>